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25in"/>
    </style:style>
    <style:style style:name="co2" style:family="table-column">
      <style:table-column-properties fo:break-before="auto" style:column-width="1.5917in"/>
    </style:style>
    <style:style style:name="co3" style:family="table-column">
      <style:table-column-properties fo:break-before="auto" style:column-width="2.0409in"/>
    </style:style>
    <style:style style:name="ro1" style:family="table-row">
      <style:table-row-properties style:row-height="0.1598in" fo:break-before="auto" style:use-optimal-row-height="true"/>
    </style:style>
    <style:style style:name="ta1" style:family="table" style:master-page-name="PageStyle_5f_brachyInter_5f_Outpu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rachyInter_Outpu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2" office:value-type="string">
            <text:p>ignore this</text:p>
          </table:table-cell>
          <table:table-cell office:value-type="string">
            <text:p>this is nothing</text:p>
          </table:table-cell>
          <table:table-cell office:value-type="string">
            <text:p>(x-coord)Max FU, Years</text:p>
          </table:table-cell>
          <table:table-cell office:value-type="string">
            <text:p>(y-coord) %PSA Free Prog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995684368643">
            <text:p>12.6995684369</text:p>
          </table:table-cell>
          <table:table-cell office:value-type="float" office:value="83.6198615734825">
            <text:p>83.6198615735</text:p>
          </table:table-cell>
          <table:table-cell>
            <draw:frame table:end-cell-address="brachyInter_Output.Q25" table:end-x="0.1228in" table:end-y="0.0417in" draw:z-index="0" draw:name="Chart 2" draw:style-name="gr1" svg:width="7.5622in" svg:height="3.6622in" svg:x="0.6961in" svg:y="0.0394in">
              <draw:object draw:notify-on-update-of-ranges="brachyInter_Output.E2:brachyInter_Output.E362 brachyInter_Output.D2:brachyInter_Output.D36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7053237903346">
            <text:p>12.7053237903</text:p>
          </table:table-cell>
          <table:table-cell office:value-type="float" office:value="83.3532874639802">
            <text:p>83.353287464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7098924015597">
            <text:p>12.7098924016</text:p>
          </table:table-cell>
          <table:table-cell office:value-type="float" office:value="83.0867663362559">
            <text:p>83.0867663363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7132728788964">
            <text:p>12.7132728789</text:p>
          </table:table-cell>
          <table:table-cell office:value-type="float" office:value="82.8203793752269">
            <text:p>82.8203793752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7154641926187">
            <text:p>12.7154641926</text:p>
          </table:table-cell>
          <table:table-cell office:value-type="float" office:value="82.5542077249422">
            <text:p>82.5542077249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716465675231">
            <text:p>12.7164656752</text:p>
          </table:table-cell>
          <table:table-cell office:value-type="float" office:value="82.2883324638648">
            <text:p>82.2883324639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7162770216722">
            <text:p>12.7162770217</text:p>
          </table:table-cell>
          <table:table-cell office:value-type="float" office:value="82.0228345801749">
            <text:p>82.022834580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7148982894079">
            <text:p>12.7148982894</text:p>
          </table:table-cell>
          <table:table-cell office:value-type="float" office:value="81.7577949470998">
            <text:p>81.7577949471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7123298984134">
            <text:p>12.7123298984</text:p>
          </table:table-cell>
          <table:table-cell office:value-type="float" office:value="81.4932942982792">
            <text:p>81.4932942983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7085726310453">
            <text:p>12.708572631</text:p>
          </table:table-cell>
          <table:table-cell office:value-type="float" office:value="81.229413203173">
            <text:p>81.2294132032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7036276318037">
            <text:p>12.7036276318</text:p>
          </table:table-cell>
          <table:table-cell office:value-type="float" office:value="80.9662320425191">
            <text:p>80.966232042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974964069834">
            <text:p>12.697496407</text:p>
          </table:table-cell>
          <table:table-cell office:value-type="float" office:value="80.7038309838485">
            <text:p>80.7038309838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901808242147">
            <text:p>12.6901808242</text:p>
          </table:table-cell>
          <table:table-cell office:value-type="float" office:value="80.4422899570656">
            <text:p>80.4422899571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816831118951">
            <text:p>12.6816831119</text:p>
          </table:table-cell>
          <table:table-cell office:value-type="float" office:value="80.1816886301007">
            <text:p>80.181688630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720058585101">
            <text:p>12.6720058585</text:p>
          </table:table-cell>
          <table:table-cell office:value-type="float" office:value="79.9221063846426">
            <text:p>79.9221063846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611520118447">
            <text:p>12.6611520118</text:p>
          </table:table-cell>
          <table:table-cell office:value-type="float" office:value="79.6636222919579">
            <text:p>79.663622292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491248780859">
            <text:p>12.6491248781</text:p>
          </table:table-cell>
          <table:table-cell office:value-type="float" office:value="79.4063150888051">
            <text:p>79.4063150888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35928120815">
            <text:p>12.6359281208</text:p>
          </table:table-cell>
          <table:table-cell office:value-type="float" office:value="79.150263153451">
            <text:p>79.1502631535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215657598922">
            <text:p>12.6215657599</text:p>
          </table:table-cell>
          <table:table-cell office:value-type="float" office:value="78.8955444817955">
            <text:p>78.8955444818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060421702317">
            <text:p>12.6060421702</text:p>
          </table:table-cell>
          <table:table-cell office:value-type="float" office:value="78.6422366636135">
            <text:p>78.6422366636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893620804694">
            <text:p>12.5893620805</text:p>
          </table:table-cell>
          <table:table-cell office:value-type="float" office:value="78.3904168589202">
            <text:p>78.3904168589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715305715221">
            <text:p>12.5715305715</text:p>
          </table:table-cell>
          <table:table-cell office:value-type="float" office:value="78.1401617744676">
            <text:p>78.1401617745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525530750403">
            <text:p>12.552553075</text:p>
          </table:table-cell>
          <table:table-cell office:value-type="float" office:value="77.8915476403788">
            <text:p>77.8915476404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324353717531">
            <text:p>12.5324353718</text:p>
          </table:table-cell>
          <table:table-cell office:value-type="float" office:value="77.6446501869273">
            <text:p>77.6446501869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111835897079">
            <text:p>12.5111835897</text:p>
          </table:table-cell>
          <table:table-cell office:value-type="float" office:value="77.3995446214691">
            <text:p>77.3995446215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4888042024034">
            <text:p>12.4888042024</text:p>
          </table:table-cell>
          <table:table-cell office:value-type="float" office:value="77.156305605534">
            <text:p>77.1563056055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4653040268178">
            <text:p>12.4653040268</text:p>
          </table:table-cell>
          <table:table-cell office:value-type="float" office:value="76.9150072320824">
            <text:p>76.9150072321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4406902213321">
            <text:p>12.4406902213</text:p>
          </table:table-cell>
          <table:table-cell office:value-type="float" office:value="76.6757230029366">
            <text:p>76.6757230029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41497028355">
            <text:p>12.4149702836</text:p>
          </table:table-cell>
          <table:table-cell office:value-type="float" office:value="76.4385258063905">
            <text:p>76.4385258064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3881520480136">
            <text:p>12.388152048</text:p>
          </table:table-cell>
          <table:table-cell office:value-type="float" office:value="76.2034878950082">
            <text:p>76.203487895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3602436838174">
            <text:p>12.3602436838</text:p>
          </table:table-cell>
          <table:table-cell office:value-type="float" office:value="75.9706808636142">
            <text:p>75.9706808636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3312536921194">
            <text:p>12.3312536921</text:p>
          </table:table-cell>
          <table:table-cell office:value-type="float" office:value="75.7401756274856">
            <text:p>75.7401756275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3011909035518">
            <text:p>12.3011909036</text:p>
          </table:table-cell>
          <table:table-cell office:value-type="float" office:value="75.5120424007502">
            <text:p>75.5120424008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2700644755314">
            <text:p>12.2700644755</text:p>
          </table:table-cell>
          <table:table-cell office:value-type="float" office:value="75.286350674999">
            <text:p>75.286350675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2378838894697">
            <text:p>12.2378838895</text:p>
          </table:table-cell>
          <table:table-cell office:value-type="float" office:value="75.0631691981178">
            <text:p>75.0631691981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2046589478848">
            <text:p>12.2046589479</text:p>
          </table:table-cell>
          <table:table-cell office:value-type="float" office:value="74.8425659533466">
            <text:p>74.8425659533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1703997714158">
            <text:p>12.1703997714</text:p>
          </table:table-cell>
          <table:table-cell office:value-type="float" office:value="74.6246081385707">
            <text:p>74.6246081386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1351167957398">
            <text:p>12.1351167957</text:p>
          </table:table-cell>
          <table:table-cell office:value-type="float" office:value="74.409362145852">
            <text:p>74.4093621459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098820768393">
            <text:p>12.0988207684</text:p>
          </table:table-cell>
          <table:table-cell office:value-type="float" office:value="74.196893541205">
            <text:p>74.1968935412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0615227454969">
            <text:p>12.0615227455</text:p>
          </table:table-cell>
          <table:table-cell office:value-type="float" office:value="73.9872670446247">
            <text:p>73.9872670446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0232340883906">
            <text:p>12.0232340884</text:p>
          </table:table-cell>
          <table:table-cell office:value-type="float" office:value="73.7805465103728">
            <text:p>73.7805465104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9839664601699">
            <text:p>11.9839664602</text:p>
          </table:table-cell>
          <table:table-cell office:value-type="float" office:value="73.5767949075267">
            <text:p>73.5767949075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9437318221348">
            <text:p>11.9437318221</text:p>
          </table:table-cell>
          <table:table-cell office:value-type="float" office:value="73.3760743007982">
            <text:p>73.3760743008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9025424301458">
            <text:p>11.9025424301</text:p>
          </table:table-cell>
          <table:table-cell office:value-type="float" office:value="73.1784458316287">
            <text:p>73.1784458316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8604108308907">
            <text:p>11.8604108309</text:p>
          </table:table-cell>
          <table:table-cell office:value-type="float" office:value="72.9839696995643">
            <text:p>72.9839696996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8173498580629">
            <text:p>11.8173498581</text:p>
          </table:table-cell>
          <table:table-cell office:value-type="float" office:value="72.7927051439188">
            <text:p>72.7927051439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7733726284517">
            <text:p>11.7733726285</text:p>
          </table:table-cell>
          <table:table-cell office:value-type="float" office:value="72.6047104257285">
            <text:p>72.6047104257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7284925379473">
            <text:p>11.7284925379</text:p>
          </table:table-cell>
          <table:table-cell office:value-type="float" office:value="72.420042810006">
            <text:p>72.42004281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68272325746">
            <text:p>11.6827232575</text:p>
          </table:table-cell>
          <table:table-cell office:value-type="float" office:value="72.2387585482957">
            <text:p>72.2387585483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6360787287561">
            <text:p>11.6360787288</text:p>
          </table:table-cell>
          <table:table-cell office:value-type="float" office:value="72.0609128615401">
            <text:p>72.0609128615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5885731602108">
            <text:p>11.5885731602</text:p>
          </table:table-cell>
          <table:table-cell office:value-type="float" office:value="71.886559923258">
            <text:p>71.8865599233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5402210224806">
            <text:p>11.5402210225</text:p>
          </table:table-cell>
          <table:table-cell office:value-type="float" office:value="71.7157528430435">
            <text:p>71.715752843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4910370440949">
            <text:p>11.4910370441</text:p>
          </table:table-cell>
          <table:table-cell office:value-type="float" office:value="71.5485436503878">
            <text:p>71.5485436504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4410362069701">
            <text:p>11.441036207</text:p>
          </table:table-cell>
          <table:table-cell office:value-type="float" office:value="71.3849832788309">
            <text:p>71.3849832788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3902337418455">
            <text:p>11.3902337418</text:p>
          </table:table-cell>
          <table:table-cell office:value-type="float" office:value="71.2251215504464">
            <text:p>71.2251215504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3386451236442">
            <text:p>11.3386451236</text:p>
          </table:table-cell>
          <table:table-cell office:value-type="float" office:value="71.0690071606652">
            <text:p>71.0690071607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2862860667589">
            <text:p>11.2862860668</text:p>
          </table:table-cell>
          <table:table-cell office:value-type="float" office:value="70.916687663443">
            <text:p>70.9166876634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2331725202656">
            <text:p>11.2331725203</text:p>
          </table:table-cell>
          <table:table-cell office:value-type="float" office:value="70.768209456774">
            <text:p>70.7682094568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1793206630651">
            <text:p>11.1793206631</text:p>
          </table:table-cell>
          <table:table-cell office:value-type="float" office:value="70.6236177685584">
            <text:p>70.6236177686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1247468989548">
            <text:p>11.124746899</text:p>
          </table:table-cell>
          <table:table-cell office:value-type="float" office:value="70.4829566428251">
            <text:p>70.4829566428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0694678516319">
            <text:p>11.0694678516</text:p>
          </table:table-cell>
          <table:table-cell office:value-type="float" office:value="70.3462689263157">
            <text:p>70.3462689263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0135003596297">
            <text:p>11.0135003596</text:p>
          </table:table-cell>
          <table:table-cell office:value-type="float" office:value="70.2135962554326">
            <text:p>70.2135962554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9568614711884">
            <text:p>10.9568614712</text:p>
          </table:table-cell>
          <table:table-cell office:value-type="float" office:value="70.0849790435566">
            <text:p>70.0849790436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8995684390622">
            <text:p>10.8995684391</text:p>
          </table:table-cell>
          <table:table-cell office:value-type="float" office:value="69.9604564687365">
            <text:p>69.9604564687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8416387152636">
            <text:p>10.8416387153</text:p>
          </table:table-cell>
          <table:table-cell office:value-type="float" office:value="69.8400664617548">
            <text:p>69.8400664618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7830899457476">
            <text:p>10.7830899457</text:p>
          </table:table-cell>
          <table:table-cell office:value-type="float" office:value="69.723845694574">
            <text:p>69.7238456946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7239399650367">
            <text:p>10.723939965</text:p>
          </table:table-cell>
          <table:table-cell office:value-type="float" office:value="69.6118295691654">
            <text:p>69.6118295692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664206790788">
            <text:p>10.6642067908</text:p>
          </table:table-cell>
          <table:table-cell office:value-type="float" office:value="69.504052206726">
            <text:p>69.5040522067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603908618305">
            <text:p>10.6039086183</text:p>
          </table:table-cell>
          <table:table-cell office:value-type="float" office:value="69.4005464372846">
            <text:p>69.4005464373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5430638149951">
            <text:p>10.543063815</text:p>
          </table:table-cell>
          <table:table-cell office:value-type="float" office:value="69.3013437897011">
            <text:p>69.3013437897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4816909147749">
            <text:p>10.4816909148</text:p>
          </table:table-cell>
          <table:table-cell office:value-type="float" office:value="69.206474482063">
            <text:p>69.2064744821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4198086124243">
            <text:p>10.4198086124</text:p>
          </table:table-cell>
          <table:table-cell office:value-type="float" office:value="69.1159674124806">
            <text:p>69.1159674125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3574357578921">
            <text:p>10.3574357579</text:p>
          </table:table-cell>
          <table:table-cell office:value-type="float" office:value="69.0298501502837">
            <text:p>69.0298501503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2945913505539">
            <text:p>10.2945913506</text:p>
          </table:table-cell>
          <table:table-cell office:value-type="float" office:value="68.9481489276249">
            <text:p>68.9481489276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231294533425">
            <text:p>10.2312945334</text:p>
          </table:table-cell>
          <table:table-cell office:value-type="float" office:value="68.870888631488">
            <text:p>68.8708886315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1675645873292">
            <text:p>10.1675645873</text:p>
          </table:table-cell>
          <table:table-cell office:value-type="float" office:value="68.7980927961075">
            <text:p>68.7980927961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1034209250253">
            <text:p>10.103420925</text:p>
          </table:table-cell>
          <table:table-cell office:value-type="float" office:value="68.7297835958003">
            <text:p>68.7297835958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0388830852943">
            <text:p>10.0388830853</text:p>
          </table:table-cell>
          <table:table-cell office:value-type="float" office:value="68.6659818382103">
            <text:p>68.6659818382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97397072698724">
            <text:p>9.973970727</text:p>
          </table:table-cell>
          <table:table-cell office:value-type="float" office:value="68.606706957971">
            <text:p>68.606706958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90870362303743">
            <text:p>9.908703623</text:p>
          </table:table-cell>
          <table:table-cell office:value-type="float" office:value="68.5519770107853">
            <text:p>68.5519770108</text:p>
          </table:table-cell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84310165443693">
            <text:p>9.8431016544</text:p>
          </table:table-cell>
          <table:table-cell office:value-type="float" office:value="68.501808667925">
            <text:p>68.5018086679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77718480418087">
            <text:p>9.7771848042</text:p>
          </table:table-cell>
          <table:table-cell office:value-type="float" office:value="68.4562172111536">
            <text:p>68.4562172112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71097315118041">
            <text:p>9.7109731512</text:p>
          </table:table-cell>
          <table:table-cell office:value-type="float" office:value="68.4152165280703">
            <text:p>68.4152165281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64448686414645">
            <text:p>9.6444868641</text:p>
          </table:table-cell>
          <table:table-cell office:value-type="float" office:value="68.3788191078804">
            <text:p>68.3788191079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57774619544608">
            <text:p>9.5777461954</text:p>
          </table:table-cell>
          <table:table-cell office:value-type="float" office:value="68.3470360375907">
            <text:p>68.3470360376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51077147493353">
            <text:p>9.5107714749</text:p>
          </table:table-cell>
          <table:table-cell office:value-type="float" office:value="68.3198769986323">
            <text:p>68.3198769986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44358310375745">
            <text:p>9.4435831038</text:p>
          </table:table-cell>
          <table:table-cell office:value-type="float" office:value="68.2973502639116">
            <text:p>68.2973502639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3762015481466">
            <text:p>9.3762015481</text:p>
          </table:table-cell>
          <table:table-cell office:value-type="float" office:value="68.2794626952901">
            <text:p>68.2794626953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30864733317552">
            <text:p>9.3086473332</text:p>
          </table:table-cell>
          <table:table-cell office:value-type="float" office:value="68.2662197414946">
            <text:p>68.2662197415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24094103651252">
            <text:p>9.2409410365</text:p>
          </table:table-cell>
          <table:table-cell office:value-type="float" office:value="68.257625436457">
            <text:p>68.2576254365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17310328215146">
            <text:p>9.1731032822</text:p>
          </table:table-cell>
          <table:table-cell office:value-type="float" office:value="68.253682398086">
            <text:p>68.2536823981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10515473412947">
            <text:p>9.1051547341</text:p>
          </table:table-cell>
          <table:table-cell office:value-type="float" office:value="68.2543918274692">
            <text:p>68.2543918275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0371160902325">
            <text:p>9.0371160902</text:p>
          </table:table-cell>
          <table:table-cell office:value-type="float" office:value="68.2597535085076">
            <text:p>68.2597535085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9690080756906">
            <text:p>8.9690080757</text:p>
          </table:table-cell>
          <table:table-cell office:value-type="float" office:value="68.2697658079812">
            <text:p>68.269765808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90085143686476">
            <text:p>8.9008514369</text:p>
          </table:table-cell>
          <table:table-cell office:value-type="float" office:value="68.2844256760465">
            <text:p>68.284425676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83266693492743">
            <text:p>8.8326669349</text:p>
          </table:table-cell>
          <table:table-cell office:value-type="float" office:value="68.3037286471657">
            <text:p>68.3037286472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76447533953841">
            <text:p>8.7644753395</text:p>
          </table:table-cell>
          <table:table-cell office:value-type="float" office:value="68.3276688414669">
            <text:p>68.3276688415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69629742251825">
            <text:p>8.6962974225</text:p>
          </table:table-cell>
          <table:table-cell office:value-type="float" office:value="68.356238966535">
            <text:p>68.3562389665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62815395152093">
            <text:p>8.6281539515</text:p>
          </table:table-cell>
          <table:table-cell office:value-type="float" office:value="68.389430319633">
            <text:p>68.3894303196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56006568370782">
            <text:p>8.5600656837</text:p>
          </table:table-cell>
          <table:table-cell office:value-type="float" office:value="68.4272327903533">
            <text:p>68.4272327904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4920533594249">
            <text:p>8.4920533594</text:p>
          </table:table-cell>
          <table:table-cell office:value-type="float" office:value="68.4696348636972">
            <text:p>68.4696348637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42413769588498">
            <text:p>8.4241376959</text:p>
          </table:table-cell>
          <table:table-cell office:value-type="float" office:value="68.5166236235822">
            <text:p>68.5166236236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3563393808571">
            <text:p>8.3563393809</text:p>
          </table:table-cell>
          <table:table-cell office:value-type="float" office:value="68.5681847567771">
            <text:p>68.5681847568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2886790663648">
            <text:p>8.2886790664</text:p>
          </table:table-cell>
          <table:table-cell office:value-type="float" office:value="68.624302557261">
            <text:p>68.6243025573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22117736239529">
            <text:p>8.2211773624</text:p>
          </table:table-cell>
          <table:table-cell office:value-type="float" office:value="68.6849599310084">
            <text:p>68.684959931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15385483062153">
            <text:p>8.1538548306</text:p>
          </table:table-cell>
          <table:table-cell office:value-type="float" office:value="68.7501384011956">
            <text:p>68.7501384012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08673197813885">
            <text:p>8.0867319781</text:p>
          </table:table-cell>
          <table:table-cell office:value-type="float" office:value="68.8198181138292">
            <text:p>68.8198181138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01982925121836">
            <text:p>8.0198292512</text:p>
          </table:table-cell>
          <table:table-cell office:value-type="float" office:value="68.8939778437938">
            <text:p>68.8939778438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95316702907877">
            <text:p>7.9531670291</text:p>
          </table:table-cell>
          <table:table-cell office:value-type="float" office:value="68.9725950013171">
            <text:p>68.9725950013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88676561767873">
            <text:p>7.8867656177</text:p>
          </table:table-cell>
          <table:table-cell office:value-type="float" office:value="69.0556456388514">
            <text:p>69.0556456389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82064524353138">
            <text:p>7.8206452435</text:p>
          </table:table-cell>
          <table:table-cell office:value-type="float" office:value="69.143104458368">
            <text:p>69.1431044584</text:p>
          </table:table-cell>
          <table:table-cell table:number-columns-repeated="101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75482604754322">
            <text:p>7.7548260475</text:p>
          </table:table-cell>
          <table:table-cell office:value-type="float" office:value="69.2349448190633">
            <text:p>69.2349448191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68932807887895">
            <text:p>7.6893280789</text:p>
          </table:table-cell>
          <table:table-cell office:value-type="float" office:value="69.3311387454737">
            <text:p>69.3311387455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62417128885432">
            <text:p>7.6241712889</text:p>
          </table:table-cell>
          <table:table-cell office:value-type="float" office:value="69.4316569359973">
            <text:p>69.431656936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55937552485876">
            <text:p>7.5593755249</text:p>
          </table:table-cell>
          <table:table-cell office:value-type="float" office:value="69.5364687718196">
            <text:p>69.5364687718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49496052430966">
            <text:p>7.4949605243</text:p>
          </table:table-cell>
          <table:table-cell office:value-type="float" office:value="69.64554232624">
            <text:p>69.6455423262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4309459086402">
            <text:p>7.4309459086</text:p>
          </table:table-cell>
          <table:table-cell office:value-type="float" office:value="69.7588443743973">
            <text:p>69.7588443744</text:p>
          </table:table-cell>
          <table:table-cell table:number-columns-repeated="101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36735117732245">
            <text:p>7.3673511773</text:p>
          </table:table-cell>
          <table:table-cell office:value-type="float" office:value="69.87634040339">
            <text:p>69.8763404034</text:p>
          </table:table-cell>
          <table:table-cell table:number-columns-repeated="101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3041957019276">
            <text:p>7.3041957019</text:p>
          </table:table-cell>
          <table:table-cell office:value-type="float" office:value="69.9979946227895">
            <text:p>69.9979946228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24149872022527">
            <text:p>7.2414987202</text:p>
          </table:table-cell>
          <table:table-cell office:value-type="float" office:value="70.123769975542">
            <text:p>70.1237699755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17927933032345">
            <text:p>7.1792793303</text:p>
          </table:table-cell>
          <table:table-cell office:value-type="float" office:value="70.2536281492567">
            <text:p>70.2536281493</text:p>
          </table:table-cell>
          <table:table-cell table:number-columns-repeated="101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11755648485103">
            <text:p>7.1175564849</text:p>
          </table:table-cell>
          <table:table-cell office:value-type="float" office:value="70.3875295878759">
            <text:p>70.3875295879</text:p>
          </table:table-cell>
          <table:table-cell table:number-columns-repeated="101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05634898518466">
            <text:p>7.0563489852</text:p>
          </table:table-cell>
          <table:table-cell office:value-type="float" office:value="70.5254335037243">
            <text:p>70.5254335037</text:p>
          </table:table-cell>
          <table:table-cell table:number-columns-repeated="101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99567547572167">
            <text:p>6.9956754757</text:p>
          </table:table-cell>
          <table:table-cell office:value-type="float" office:value="70.6672978899332">
            <text:p>70.6672978899</text:p>
          </table:table-cell>
          <table:table-cell table:number-columns-repeated="101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93555443820081">
            <text:p>6.9355544382</text:p>
          </table:table-cell>
          <table:table-cell office:value-type="float" office:value="70.8130795332362">
            <text:p>70.8130795332</text:p>
          </table:table-cell>
          <table:table-cell table:number-columns-repeated="101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87600418607251">
            <text:p>6.8760041861</text:p>
          </table:table-cell>
          <table:table-cell office:value-type="float" office:value="70.9627340271327">
            <text:p>70.9627340271</text:p>
          </table:table-cell>
          <table:table-cell table:number-columns-repeated="101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81704285892043">
            <text:p>6.8170428589</text:p>
          </table:table-cell>
          <table:table-cell office:value-type="float" office:value="71.116215785414">
            <text:p>71.1162157854</text:p>
          </table:table-cell>
          <table:table-cell table:number-columns-repeated="101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75868841693601">
            <text:p>6.7586884169</text:p>
          </table:table-cell>
          <table:table-cell office:value-type="float" office:value="71.2734780560498">
            <text:p>71.273478056</text:p>
          </table:table-cell>
          <table:table-cell table:number-columns-repeated="101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70095863544757">
            <text:p>6.7009586354</text:p>
          </table:table-cell>
          <table:table-cell office:value-type="float" office:value="71.434472935429">
            <text:p>71.4344729354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64387109950578">
            <text:p>6.6438710995</text:p>
          </table:table-cell>
          <table:table-cell office:value-type="float" office:value="71.5991513829517">
            <text:p>71.599151383</text:p>
          </table:table-cell>
          <table:table-cell table:number-columns-repeated="101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58744319852711">
            <text:p>6.5874431985</text:p>
          </table:table-cell>
          <table:table-cell office:value-type="float" office:value="71.7674632359675">
            <text:p>71.767463236</text:p>
          </table:table-cell>
          <table:table-cell table:number-columns-repeated="101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53169212099684">
            <text:p>6.531692121</text:p>
          </table:table-cell>
          <table:table-cell office:value-type="float" office:value="71.9393572250556">
            <text:p>71.9393572251</text:p>
          </table:table-cell>
          <table:table-cell table:number-columns-repeated="101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47663484923324">
            <text:p>6.4766348492</text:p>
          </table:table-cell>
          <table:table-cell office:value-type="float" office:value="72.1147809896417">
            <text:p>72.1147809896</text:p>
          </table:table-cell>
          <table:table-cell table:number-columns-repeated="101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42228815421466">
            <text:p>6.4222881542</text:p>
          </table:table-cell>
          <table:table-cell office:value-type="float" office:value="72.2936810939478">
            <text:p>72.2936810939</text:p>
          </table:table-cell>
          <table:table-cell table:number-columns-repeated="101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36866859047086">
            <text:p>6.3686685905</text:p>
          </table:table-cell>
          <table:table-cell office:value-type="float" office:value="72.4760030432689">
            <text:p>72.4760030433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31579249104038">
            <text:p>6.315792491</text:p>
          </table:table-cell>
          <table:table-cell office:value-type="float" office:value="72.6616913005732">
            <text:p>72.6616913006</text:p>
          </table:table-cell>
          <table:table-cell table:number-columns-repeated="101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26367596249533">
            <text:p>6.2636759625</text:p>
          </table:table-cell>
          <table:table-cell office:value-type="float" office:value="72.8506893034187">
            <text:p>72.8506893034</text:p>
          </table:table-cell>
          <table:table-cell table:number-columns-repeated="101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21233488003517">
            <text:p>6.21233488</text:p>
          </table:table-cell>
          <table:table-cell office:value-type="float" office:value="73.0429394811828">
            <text:p>73.0429394812</text:p>
          </table:table-cell>
          <table:table-cell table:number-columns-repeated="101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16178488265098">
            <text:p>6.1617848827</text:p>
          </table:table-cell>
          <table:table-cell office:value-type="float" office:value="73.2383832725991">
            <text:p>73.2383832726</text:p>
          </table:table-cell>
          <table:table-cell table:number-columns-repeated="101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11204136836163">
            <text:p>6.1120413684</text:p>
          </table:table-cell>
          <table:table-cell office:value-type="float" office:value="73.4369611435954">
            <text:p>73.4369611436</text:p>
          </table:table-cell>
          <table:table-cell table:number-columns-repeated="101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06311948952347">
            <text:p>6.0631194895</text:p>
          </table:table-cell>
          <table:table-cell office:value-type="float" office:value="73.6386126054284">
            <text:p>73.6386126054</text:p>
          </table:table-cell>
          <table:table-cell table:number-columns-repeated="101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01503414821469">
            <text:p>6.0150341482</text:p>
          </table:table-cell>
          <table:table-cell office:value-type="float" office:value="73.8432762331095">
            <text:p>73.8432762331</text:p>
          </table:table-cell>
          <table:table-cell table:number-columns-repeated="101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96779999169608">
            <text:p>5.9677999917</text:p>
          </table:table-cell>
          <table:table-cell office:value-type="float" office:value="74.050889684115">
            <text:p>74.0508896841</text:p>
          </table:table-cell>
          <table:table-cell table:number-columns-repeated="101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92143140794929">
            <text:p>5.9214314079</text:p>
          </table:table-cell>
          <table:table-cell office:value-type="float" office:value="74.2613897173767">
            <text:p>74.2613897174</text:p>
          </table:table-cell>
          <table:table-cell table:number-columns-repeated="101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87594252129409">
            <text:p>5.8759425213</text:p>
          </table:table-cell>
          <table:table-cell office:value-type="float" office:value="74.4747122125452">
            <text:p>74.4747122125</text:p>
          </table:table-cell>
          <table:table-cell table:number-columns-repeated="101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83134718808604">
            <text:p>5.8313471881</text:p>
          </table:table-cell>
          <table:table-cell office:value-type="float" office:value="74.6907921895219">
            <text:p>74.6907921895</text:p>
          </table:table-cell>
          <table:table-cell table:number-columns-repeated="101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78765899249562">
            <text:p>5.7876589925</text:p>
          </table:table-cell>
          <table:table-cell office:value-type="float" office:value="74.9095638282527">
            <text:p>74.9095638283</text:p>
          </table:table-cell>
          <table:table-cell table:number-columns-repeated="101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74489124237044">
            <text:p>5.7448912424</text:p>
          </table:table-cell>
          <table:table-cell office:value-type="float" office:value="75.1309604887771">
            <text:p>75.1309604888</text:p>
          </table:table-cell>
          <table:table-cell table:number-columns-repeated="101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70305696518147">
            <text:p>5.7030569652</text:p>
          </table:table-cell>
          <table:table-cell office:value-type="float" office:value="75.3549147315276">
            <text:p>75.3549147315</text:p>
          </table:table-cell>
          <table:table-cell table:number-columns-repeated="101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66216890405482">
            <text:p>5.6621689041</text:p>
          </table:table-cell>
          <table:table-cell office:value-type="float" office:value="75.5813583378724">
            <text:p>75.5813583379</text:p>
          </table:table-cell>
          <table:table-cell table:number-columns-repeated="101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62223951388998">
            <text:p>5.6222395139</text:p>
          </table:table-cell>
          <table:table-cell office:value-type="float" office:value="75.8102223308954">
            <text:p>75.8102223309</text:p>
          </table:table-cell>
          <table:table-cell table:number-columns-repeated="101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58328095756602">
            <text:p>5.5832809576</text:p>
          </table:table-cell>
          <table:table-cell office:value-type="float" office:value="76.0414369964072">
            <text:p>76.0414369964</text:p>
          </table:table-cell>
          <table:table-cell table:number-columns-repeated="101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54530510223658">
            <text:p>5.5453051022</text:p>
          </table:table-cell>
          <table:table-cell office:value-type="float" office:value="76.274931904181">
            <text:p>76.2749319042</text:p>
          </table:table-cell>
          <table:table-cell table:number-columns-repeated="1019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50832351571509">
            <text:p>5.5083235157</text:p>
          </table:table-cell>
          <table:table-cell office:value-type="float" office:value="76.5106359294058">
            <text:p>76.5106359294</text:p>
          </table:table-cell>
          <table:table-cell table:number-columns-repeated="101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47234746295103">
            <text:p>5.472347463</text:p>
          </table:table-cell>
          <table:table-cell office:value-type="float" office:value="76.7484772743522">
            <text:p>76.7484772744</text:p>
          </table:table-cell>
          <table:table-cell table:number-columns-repeated="101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4373879025986">
            <text:p>5.4373879026</text:p>
          </table:table-cell>
          <table:table-cell office:value-type="float" office:value="76.9883834902427">
            <text:p>76.9883834902</text:p>
          </table:table-cell>
          <table:table-cell table:number-columns-repeated="101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40345548367853">
            <text:p>5.4034554837</text:p>
          </table:table-cell>
          <table:table-cell office:value-type="float" office:value="77.2302814993197">
            <text:p>77.2302814993</text:p>
          </table:table-cell>
          <table:table-cell table:number-columns-repeated="101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37056054233435">
            <text:p>5.3705605423</text:p>
          </table:table-cell>
          <table:table-cell office:value-type="float" office:value="77.4740976171065">
            <text:p>77.4740976171</text:p>
          </table:table-cell>
          <table:table-cell table:number-columns-repeated="101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33871309868384">
            <text:p>5.3387130987</text:p>
          </table:table-cell>
          <table:table-cell office:value-type="float" office:value="77.7197575748516">
            <text:p>77.7197575749</text:p>
          </table:table-cell>
          <table:table-cell table:number-columns-repeated="101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30792285376685">
            <text:p>5.3079228538</text:p>
          </table:table-cell>
          <table:table-cell office:value-type="float" office:value="77.9671865421522">
            <text:p>77.9671865422</text:p>
          </table:table-cell>
          <table:table-cell table:number-columns-repeated="1019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27819918659026">
            <text:p>5.2781991866</text:p>
          </table:table-cell>
          <table:table-cell office:value-type="float" office:value="78.2163091497479">
            <text:p>78.2163091497</text:p>
          </table:table-cell>
          <table:table-cell table:number-columns-repeated="1019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24955115127103">
            <text:p>5.2495511513</text:p>
          </table:table-cell>
          <table:table-cell office:value-type="float" office:value="78.4670495124791">
            <text:p>78.4670495125</text:p>
          </table:table-cell>
          <table:table-cell table:number-columns-repeated="1019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22198747427824">
            <text:p>5.2219874743</text:p>
          </table:table-cell>
          <table:table-cell office:value-type="float" office:value="78.7193312524024">
            <text:p>78.7193312524</text:p>
          </table:table-cell>
          <table:table-cell table:number-columns-repeated="1019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19551655177491">
            <text:p>5.1955165518</text:p>
          </table:table-cell>
          <table:table-cell office:value-type="float" office:value="78.9730775220558">
            <text:p>78.9730775221</text:p>
          </table:table-cell>
          <table:table-cell table:number-columns-repeated="1019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17014644706047">
            <text:p>5.1701464471</text:p>
          </table:table-cell>
          <table:table-cell office:value-type="float" office:value="79.2282110278677">
            <text:p>79.2282110279</text:p>
          </table:table-cell>
          <table:table-cell table:number-columns-repeated="1019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14588488811458">
            <text:p>5.1458848881</text:p>
          </table:table-cell>
          <table:table-cell office:value-type="float" office:value="79.4846540537004">
            <text:p>79.4846540537</text:p>
          </table:table-cell>
          <table:table-cell table:number-columns-repeated="1019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12273926524312">
            <text:p>5.1227392652</text:p>
          </table:table-cell>
          <table:table-cell office:value-type="float" office:value="79.7423284845243">
            <text:p>79.7423284845</text:p>
          </table:table-cell>
          <table:table-cell table:number-columns-repeated="1019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10071662882703">
            <text:p>5.1007166288</text:p>
          </table:table-cell>
          <table:table-cell office:value-type="float" office:value="80.0011558302113">
            <text:p>80.0011558302</text:p>
          </table:table-cell>
          <table:table-cell table:number-columns-repeated="1019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07982368717471">
            <text:p>5.0798236872</text:p>
          </table:table-cell>
          <table:table-cell office:value-type="float" office:value="80.2610572494449">
            <text:p>80.2610572494</text:p>
          </table:table-cell>
          <table:table-cell table:number-columns-repeated="1019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06006680447858">
            <text:p>5.0600668045</text:p>
          </table:table-cell>
          <table:table-cell office:value-type="float" office:value="80.521953573735">
            <text:p>80.5219535737</text:p>
          </table:table-cell>
          <table:table-cell table:number-columns-repeated="1019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0414519988765">
            <text:p>5.0414519989</text:p>
          </table:table-cell>
          <table:table-cell office:value-type="float" office:value="80.7837653315336">
            <text:p>80.7837653315</text:p>
          </table:table-cell>
          <table:table-cell table:number-columns-repeated="1019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02398494061857">
            <text:p>5.0239849406</text:p>
          </table:table-cell>
          <table:table-cell office:value-type="float" office:value="81.0464127724434">
            <text:p>81.0464127724</text:p>
          </table:table-cell>
          <table:table-cell table:number-columns-repeated="1019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00767095033995">
            <text:p>5.0076709503</text:p>
          </table:table-cell>
          <table:table-cell office:value-type="float" office:value="81.3098158915094">
            <text:p>81.3098158915</text:p>
          </table:table-cell>
          <table:table-cell table:number-columns-repeated="1019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9251499744012">
            <text:p>4.9925149974</text:p>
          </table:table-cell>
          <table:table-cell office:value-type="float" office:value="81.57389445359">
            <text:p>81.5738944536</text:p>
          </table:table-cell>
          <table:table-cell table:number-columns-repeated="1019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7852169856915">
            <text:p>4.9785216986</text:p>
          </table:table-cell>
          <table:table-cell office:value-type="float" office:value="81.8385680177968">
            <text:p>81.8385680178</text:p>
          </table:table-cell>
          <table:table-cell table:number-columns-repeated="1019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6569531622143">
            <text:p>4.9656953162</text:p>
          </table:table-cell>
          <table:table-cell office:value-type="float" office:value="82.1037559619983">
            <text:p>82.103755962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5403975743727">
            <text:p>4.9540397574</text:p>
          </table:table-cell>
          <table:table-cell office:value-type="float" office:value="82.3693775073779">
            <text:p>82.3693775074</text:p>
          </table:table-cell>
          <table:table-cell table:number-columns-repeated="1019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435585726128">
            <text:p>4.9435585726</text:p>
          </table:table-cell>
          <table:table-cell office:value-type="float" office:value="82.6353517430396">
            <text:p>82.635351743</text:p>
          </table:table-cell>
          <table:table-cell table:number-columns-repeated="1019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3425495441844">
            <text:p>4.9342549544</text:p>
          </table:table-cell>
          <table:table-cell office:value-type="float" office:value="82.9015976506546">
            <text:p>82.9015976507</text:p>
          </table:table-cell>
          <table:table-cell table:number-columns-repeated="1019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2613173682642">
            <text:p>4.9261317368</text:p>
          </table:table-cell>
          <table:table-cell office:value-type="float" office:value="83.1680341291404">
            <text:p>83.1680341291</text:p>
          </table:table-cell>
          <table:table-cell table:number-columns-repeated="1019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1919139424751">
            <text:p>4.9191913942</text:p>
          </table:table-cell>
          <table:table-cell office:value-type="float" office:value="83.4345800193646">
            <text:p>83.4345800194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1343604077729">
            <text:p>4.9134360408</text:p>
          </table:table-cell>
          <table:table-cell office:value-type="float" office:value="83.7011541288669">
            <text:p>83.7011541289</text:p>
          </table:table-cell>
          <table:table-cell table:number-columns-repeated="1019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0886742955219">
            <text:p>4.9088674296</text:p>
          </table:table-cell>
          <table:table-cell office:value-type="float" office:value="83.9676752565912">
            <text:p>83.9676752566</text:p>
          </table:table-cell>
          <table:table-cell table:number-columns-repeated="1019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0548695221544">
            <text:p>4.9054869522</text:p>
          </table:table-cell>
          <table:table-cell office:value-type="float" office:value="84.2340622176202">
            <text:p>84.2340622176</text:p>
          </table:table-cell>
          <table:table-cell table:number-columns-repeated="1019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0329563849318">
            <text:p>4.9032956385</text:p>
          </table:table-cell>
          <table:table-cell office:value-type="float" office:value="84.5002338679049">
            <text:p>84.5002338679</text:p>
          </table:table-cell>
          <table:table-cell table:number-columns-repeated="1019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022941558808">
            <text:p>4.9022941559</text:p>
          </table:table-cell>
          <table:table-cell office:value-type="float" office:value="84.7661091289823">
            <text:p>84.766109129</text:p>
          </table:table-cell>
          <table:table-cell table:number-columns-repeated="1019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0248280943961">
            <text:p>4.9024828094</text:p>
          </table:table-cell>
          <table:table-cell office:value-type="float" office:value="85.0316070126722">
            <text:p>85.0316070127</text:p>
          </table:table-cell>
          <table:table-cell table:number-columns-repeated="1019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038615417039">
            <text:p>4.9038615417</text:p>
          </table:table-cell>
          <table:table-cell office:value-type="float" office:value="85.2966466457473">
            <text:p>85.2966466457</text:p>
          </table:table-cell>
          <table:table-cell table:number-columns-repeated="1019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0642993269848">
            <text:p>4.9064299327</text:p>
          </table:table-cell>
          <table:table-cell office:value-type="float" office:value="85.561147294568">
            <text:p>85.5611472946</text:p>
          </table:table-cell>
          <table:table-cell table:number-columns-repeated="1019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1018720006656">
            <text:p>4.9101872001</text:p>
          </table:table-cell>
          <table:table-cell office:value-type="float" office:value="85.8250283896741">
            <text:p>85.8250283897</text:p>
          </table:table-cell>
          <table:table-cell table:number-columns-repeated="1019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151321993081">
            <text:p>4.9151321993</text:p>
          </table:table-cell>
          <table:table-cell office:value-type="float" office:value="86.088209550328">
            <text:p>86.0882095503</text:p>
          </table:table-cell>
          <table:table-cell table:number-columns-repeated="1019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2126342412844">
            <text:p>4.9212634241</text:p>
          </table:table-cell>
          <table:table-cell office:value-type="float" office:value="86.3506106089986">
            <text:p>86.350610609</text:p>
          </table:table-cell>
          <table:table-cell table:number-columns-repeated="1019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285790068971">
            <text:p>4.9285790069</text:p>
          </table:table-cell>
          <table:table-cell office:value-type="float" office:value="86.6121516357815">
            <text:p>86.6121516358</text:p>
          </table:table-cell>
          <table:table-cell table:number-columns-repeated="1019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370767192167">
            <text:p>4.9370767192</text:p>
          </table:table-cell>
          <table:table-cell office:value-type="float" office:value="86.8727529627464">
            <text:p>86.8727529627</text:p>
          </table:table-cell>
          <table:table-cell table:number-columns-repeated="1019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4675397260175">
            <text:p>4.9467539726</text:p>
          </table:table-cell>
          <table:table-cell office:value-type="float" office:value="87.1323352082045">
            <text:p>87.1323352082</text:p>
          </table:table-cell>
          <table:table-cell table:number-columns-repeated="1019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5760781926711">
            <text:p>4.9576078193</text:p>
          </table:table-cell>
          <table:table-cell office:value-type="float" office:value="87.3908193008892">
            <text:p>87.3908193009</text:p>
          </table:table-cell>
          <table:table-cell table:number-columns-repeated="1019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6963495302597">
            <text:p>4.969634953</text:p>
          </table:table-cell>
          <table:table-cell office:value-type="float" office:value="87.648126504042">
            <text:p>87.648126504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8283171029685">
            <text:p>4.9828317103</text:p>
          </table:table-cell>
          <table:table-cell office:value-type="float" office:value="87.904178439396">
            <text:p>87.9041784394</text:p>
          </table:table-cell>
          <table:table-cell table:number-columns-repeated="1019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99719407121966">
            <text:p>4.9971940712</text:p>
          </table:table-cell>
          <table:table-cell office:value-type="float" office:value="88.1588971110516">
            <text:p>88.1588971111</text:p>
          </table:table-cell>
          <table:table-cell table:number-columns-repeated="101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01271766088013">
            <text:p>5.0127176609</text:p>
          </table:table-cell>
          <table:table-cell office:value-type="float" office:value="88.4122049292336">
            <text:p>88.4122049292</text:p>
          </table:table-cell>
          <table:table-cell table:number-columns-repeated="1019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02939775064246">
            <text:p>5.0293977506</text:p>
          </table:table-cell>
          <table:table-cell office:value-type="float" office:value="88.6640247339269">
            <text:p>88.6640247339</text:p>
          </table:table-cell>
          <table:table-cell table:number-columns-repeated="1019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04722925958974">
            <text:p>5.0472292596</text:p>
          </table:table-cell>
          <table:table-cell office:value-type="float" office:value="88.9142798183795">
            <text:p>88.9142798184</text:p>
          </table:table-cell>
          <table:table-cell table:number-columns-repeated="1019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0662067560716">
            <text:p>5.0662067561</text:p>
          </table:table-cell>
          <table:table-cell office:value-type="float" office:value="89.1628939524683">
            <text:p>89.1628939525</text:p>
          </table:table-cell>
          <table:table-cell table:number-columns-repeated="1019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08632445935877">
            <text:p>5.0863244594</text:p>
          </table:table-cell>
          <table:table-cell office:value-type="float" office:value="89.4097914059198">
            <text:p>89.4097914059</text:p>
          </table:table-cell>
          <table:table-cell table:number-columns-repeated="1019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10757624140394">
            <text:p>5.1075762414</text:p>
          </table:table-cell>
          <table:table-cell office:value-type="float" office:value="89.654896971378">
            <text:p>89.6548969714</text:p>
          </table:table-cell>
          <table:table-cell table:number-columns-repeated="1019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12995562870844">
            <text:p>5.1299556287</text:p>
          </table:table-cell>
          <table:table-cell office:value-type="float" office:value="89.8981359873131">
            <text:p>89.8981359873</text:p>
          </table:table-cell>
          <table:table-cell table:number-columns-repeated="1019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15345580429409">
            <text:p>5.1534558043</text:p>
          </table:table-cell>
          <table:table-cell office:value-type="float" office:value="90.1394343607647">
            <text:p>90.1394343608</text:p>
          </table:table-cell>
          <table:table-cell table:number-columns-repeated="1019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17806960977977">
            <text:p>5.1780696098</text:p>
          </table:table-cell>
          <table:table-cell office:value-type="float" office:value="90.3787185899105">
            <text:p>90.3787185899</text:p>
          </table:table-cell>
          <table:table-cell table:number-columns-repeated="1019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20378954756188">
            <text:p>5.2037895476</text:p>
          </table:table-cell>
          <table:table-cell office:value-type="float" office:value="90.6159157864566">
            <text:p>90.6159157865</text:p>
          </table:table-cell>
          <table:table-cell table:number-columns-repeated="1019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23060778309822">
            <text:p>5.2306077831</text:p>
          </table:table-cell>
          <table:table-cell office:value-type="float" office:value="90.850953697839">
            <text:p>90.8509536978</text:p>
          </table:table-cell>
          <table:table-cell table:number-columns-repeated="1019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25851614729445">
            <text:p>5.2585161473</text:p>
          </table:table-cell>
          <table:table-cell office:value-type="float" office:value="91.0837607292329">
            <text:p>91.0837607292</text:p>
          </table:table-cell>
          <table:table-cell table:number-columns-repeated="1019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28750613899248">
            <text:p>5.287506139</text:p>
          </table:table-cell>
          <table:table-cell office:value-type="float" office:value="91.3142659653615">
            <text:p>91.3142659654</text:p>
          </table:table-cell>
          <table:table-cell table:number-columns-repeated="1019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31756892756001">
            <text:p>5.3175689276</text:p>
          </table:table-cell>
          <table:table-cell office:value-type="float" office:value="91.5423991920969">
            <text:p>91.5423991921</text:p>
          </table:table-cell>
          <table:table-cell table:number-columns-repeated="1019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34869535558042">
            <text:p>5.3486953556</text:p>
          </table:table-cell>
          <table:table-cell office:value-type="float" office:value="91.7680909178481">
            <text:p>91.7680909178</text:p>
          </table:table-cell>
          <table:table-cell table:number-columns-repeated="1019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3808759416422">
            <text:p>5.3808759416</text:p>
          </table:table-cell>
          <table:table-cell office:value-type="float" office:value="91.9912723947293">
            <text:p>91.9912723947</text:p>
          </table:table-cell>
          <table:table-cell table:number-columns-repeated="1019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41410088322709">
            <text:p>5.4141008832</text:p>
          </table:table-cell>
          <table:table-cell office:value-type="float" office:value="92.2118756395005">
            <text:p>92.2118756395</text:p>
          </table:table-cell>
          <table:table-cell table:number-columns-repeated="1019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44836005969604">
            <text:p>5.4483600597</text:p>
          </table:table-cell>
          <table:table-cell office:value-type="float" office:value="92.4298334542763">
            <text:p>92.4298334543</text:p>
          </table:table-cell>
          <table:table-cell table:number-columns-repeated="1019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48364303537202">
            <text:p>5.4836430354</text:p>
          </table:table-cell>
          <table:table-cell office:value-type="float" office:value="92.6450794469951">
            <text:p>92.645079447</text:p>
          </table:table-cell>
          <table:table-cell table:number-columns-repeated="1019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51993906271884">
            <text:p>5.5199390627</text:p>
          </table:table-cell>
          <table:table-cell office:value-type="float" office:value="92.8575480516422">
            <text:p>92.8575480516</text:p>
          </table:table-cell>
          <table:table-cell table:number-columns-repeated="1019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55723708561496">
            <text:p>5.5572370856</text:p>
          </table:table-cell>
          <table:table-cell office:value-type="float" office:value="93.0671745482224">
            <text:p>93.0671745482</text:p>
          </table:table-cell>
          <table:table-cell table:number-columns-repeated="1019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59552574272129">
            <text:p>5.5955257427</text:p>
          </table:table-cell>
          <table:table-cell office:value-type="float" office:value="93.2738950824743">
            <text:p>93.2738950825</text:p>
          </table:table-cell>
          <table:table-cell table:number-columns-repeated="1019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63479337094198">
            <text:p>5.6347933709</text:p>
          </table:table-cell>
          <table:table-cell office:value-type="float" office:value="93.4776466853204">
            <text:p>93.4776466853</text:p>
          </table:table-cell>
          <table:table-cell table:number-columns-repeated="1019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67502800897706">
            <text:p>5.675028009</text:p>
          </table:table-cell>
          <table:table-cell office:value-type="float" office:value="93.6783672920489">
            <text:p>93.678367292</text:p>
          </table:table-cell>
          <table:table-cell table:number-columns-repeated="1019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71621740096604">
            <text:p>5.716217401</text:p>
          </table:table-cell>
          <table:table-cell office:value-type="float" office:value="93.8759957612184">
            <text:p>93.8759957612</text:p>
          </table:table-cell>
          <table:table-cell table:number-columns-repeated="1019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7583490002211">
            <text:p>5.7583490002</text:p>
          </table:table-cell>
          <table:table-cell office:value-type="float" office:value="94.0704718932828">
            <text:p>94.0704718933</text:p>
          </table:table-cell>
          <table:table-cell table:number-columns-repeated="1019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80140997304897">
            <text:p>5.801409973</text:p>
          </table:table-cell>
          <table:table-cell office:value-type="float" office:value="94.2617364489283">
            <text:p>94.2617364489</text:p>
          </table:table-cell>
          <table:table-cell table:number-columns-repeated="1019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84538720266019">
            <text:p>5.8453872027</text:p>
          </table:table-cell>
          <table:table-cell office:value-type="float" office:value="94.4497311671185">
            <text:p>94.4497311671</text:p>
          </table:table-cell>
          <table:table-cell table:number-columns-repeated="1019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8902672931646">
            <text:p>5.8902672932</text:p>
          </table:table-cell>
          <table:table-cell office:value-type="float" office:value="94.634398782841">
            <text:p>94.6343987828</text:p>
          </table:table-cell>
          <table:table-cell table:number-columns-repeated="1019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93603657365186">
            <text:p>5.9360365737</text:p>
          </table:table-cell>
          <table:table-cell office:value-type="float" office:value="94.8156830445513">
            <text:p>94.8156830446</text:p>
          </table:table-cell>
          <table:table-cell table:number-columns-repeated="1019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.98268110235578">
            <text:p>5.9826811024</text:p>
          </table:table-cell>
          <table:table-cell office:value-type="float" office:value="94.993528731307">
            <text:p>94.9935287313</text:p>
          </table:table-cell>
          <table:table-cell table:number-columns-repeated="1019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03018667090104">
            <text:p>6.0301866709</text:p>
          </table:table-cell>
          <table:table-cell office:value-type="float" office:value="95.167881669589">
            <text:p>95.1678816696</text:p>
          </table:table-cell>
          <table:table-cell table:number-columns-repeated="1019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07853880863127">
            <text:p>6.0785388086</text:p>
          </table:table-cell>
          <table:table-cell office:value-type="float" office:value="95.3386887498036">
            <text:p>95.3386887498</text:p>
          </table:table-cell>
          <table:table-cell table:number-columns-repeated="1019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12772278701692">
            <text:p>6.127722787</text:p>
          </table:table-cell>
          <table:table-cell office:value-type="float" office:value="95.5058979424593">
            <text:p>95.5058979425</text:p>
          </table:table-cell>
          <table:table-cell table:number-columns-repeated="1019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17772362414172">
            <text:p>6.1777236241</text:p>
          </table:table-cell>
          <table:table-cell office:value-type="float" office:value="95.6694583140162">
            <text:p>95.669458314</text:p>
          </table:table-cell>
          <table:table-cell table:number-columns-repeated="1019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22852608926632">
            <text:p>6.2285260893</text:p>
          </table:table-cell>
          <table:table-cell office:value-type="float" office:value="95.8293200424007">
            <text:p>95.8293200424</text:p>
          </table:table-cell>
          <table:table-cell table:number-columns-repeated="1019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28011470746769">
            <text:p>6.2801147075</text:p>
          </table:table-cell>
          <table:table-cell office:value-type="float" office:value="95.9854344321819">
            <text:p>95.9854344322</text:p>
          </table:table-cell>
          <table:table-cell table:number-columns-repeated="1019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33247376435299">
            <text:p>6.3324737644</text:p>
          </table:table-cell>
          <table:table-cell office:value-type="float" office:value="96.137753929404">
            <text:p>96.1377539294</text:p>
          </table:table-cell>
          <table:table-cell table:number-columns-repeated="1019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38558731084627">
            <text:p>6.3855873108</text:p>
          </table:table-cell>
          <table:table-cell office:value-type="float" office:value="96.286232136073">
            <text:p>96.2862321361</text:p>
          </table:table-cell>
          <table:table-cell table:number-columns-repeated="1019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43943916804676">
            <text:p>6.439439168</text:p>
          </table:table-cell>
          <table:table-cell office:value-type="float" office:value="96.4308238242887">
            <text:p>96.4308238243</text:p>
          </table:table-cell>
          <table:table-cell table:number-columns-repeated="1019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49401293215707">
            <text:p>6.4940129322</text:p>
          </table:table-cell>
          <table:table-cell office:value-type="float" office:value="96.571484950022">
            <text:p>96.57148495</text:p>
          </table:table-cell>
          <table:table-cell table:number-columns-repeated="1019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54929197947998">
            <text:p>6.5492919795</text:p>
          </table:table-cell>
          <table:table-cell office:value-type="float" office:value="96.7081726665314">
            <text:p>96.7081726665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60525947148219">
            <text:p>6.6052594715</text:p>
          </table:table-cell>
          <table:table-cell office:value-type="float" office:value="96.8408453374145">
            <text:p>96.8408453374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66189835992346">
            <text:p>6.6618983599</text:p>
          </table:table-cell>
          <table:table-cell office:value-type="float" office:value="96.9694625492905">
            <text:p>96.9694625493</text:p>
          </table:table-cell>
          <table:table-cell table:number-columns-repeated="1019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71919139204969">
            <text:p>6.719191392</text:p>
          </table:table-cell>
          <table:table-cell office:value-type="float" office:value="97.0939851241106">
            <text:p>97.0939851241</text:p>
          </table:table-cell>
          <table:table-cell table:number-columns-repeated="1019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77712111584829">
            <text:p>6.7771211158</text:p>
          </table:table-cell>
          <table:table-cell office:value-type="float" office:value="97.2143751310923">
            <text:p>97.2143751311</text:p>
          </table:table-cell>
          <table:table-cell table:number-columns-repeated="1019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83566988536422">
            <text:p>6.8356698854</text:p>
          </table:table-cell>
          <table:table-cell office:value-type="float" office:value="97.3305958982731">
            <text:p>97.3305958983</text:p>
          </table:table-cell>
          <table:table-cell table:number-columns-repeated="1019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8948198660751">
            <text:p>6.8948198661</text:p>
          </table:table-cell>
          <table:table-cell office:value-type="float" office:value="97.4426120236817">
            <text:p>97.4426120237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95455304032382">
            <text:p>6.9545530403</text:p>
          </table:table-cell>
          <table:table-cell office:value-type="float" office:value="97.550389386121">
            <text:p>97.550389386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01485121280684">
            <text:p>7.0148512128</text:p>
          </table:table-cell>
          <table:table-cell office:value-type="float" office:value="97.6538951555625">
            <text:p>97.653895155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0756960161167">
            <text:p>7.0756960161</text:p>
          </table:table-cell>
          <table:table-cell office:value-type="float" office:value="97.753097803146">
            <text:p>97.7530978031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13706891633691">
            <text:p>7.1370689163</text:p>
          </table:table-cell>
          <table:table-cell office:value-type="float" office:value="97.847967110784">
            <text:p>97.8479671108</text:p>
          </table:table-cell>
          <table:table-cell table:number-columns-repeated="1019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19895121868753">
            <text:p>7.1989512187</text:p>
          </table:table-cell>
          <table:table-cell office:value-type="float" office:value="97.9384741803665">
            <text:p>97.9384741804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26132407321978">
            <text:p>7.2613240732</text:p>
          </table:table-cell>
          <table:table-cell office:value-type="float" office:value="98.0245914425634">
            <text:p>98.024591442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32416848055796">
            <text:p>7.3241684806</text:p>
          </table:table-cell>
          <table:table-cell office:value-type="float" office:value="98.1062926652222">
            <text:p>98.1062926652</text:p>
          </table:table-cell>
          <table:table-cell table:number-columns-repeated="1019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38746529768681">
            <text:p>7.3874652977</text:p>
          </table:table-cell>
          <table:table-cell office:value-type="float" office:value="98.1835529613591">
            <text:p>98.1835529614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45119524378266">
            <text:p>7.4511952438</text:p>
          </table:table-cell>
          <table:table-cell office:value-type="float" office:value="98.2563487967396">
            <text:p>98.2563487967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51533890608656">
            <text:p>7.5153389061</text:p>
          </table:table-cell>
          <table:table-cell office:value-type="float" office:value="98.3246579970468">
            <text:p>98.324657997</text:p>
          </table:table-cell>
          <table:table-cell table:number-columns-repeated="1019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5798767458176">
            <text:p>7.5798767458</text:p>
          </table:table-cell>
          <table:table-cell office:value-type="float" office:value="98.3884597546368">
            <text:p>98.3884597546</text:p>
          </table:table-cell>
          <table:table-cell table:number-columns-repeated="1019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6447891041246">
            <text:p>7.6447891041</text:p>
          </table:table-cell>
          <table:table-cell office:value-type="float" office:value="98.447734634876">
            <text:p>98.4477346349</text:p>
          </table:table-cell>
          <table:table-cell table:number-columns-repeated="1019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71005620807442">
            <text:p>7.7100562081</text:p>
          </table:table-cell>
          <table:table-cell office:value-type="float" office:value="98.5024645820618">
            <text:p>98.5024645821</text:p>
          </table:table-cell>
          <table:table-cell table:number-columns-repeated="1019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77565817667492">
            <text:p>7.7756581767</text:p>
          </table:table-cell>
          <table:table-cell office:value-type="float" office:value="98.552632924922">
            <text:p>98.5526329249</text:p>
          </table:table-cell>
          <table:table-cell table:number-columns-repeated="1019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84157502693097">
            <text:p>7.8415750269</text:p>
          </table:table-cell>
          <table:table-cell office:value-type="float" office:value="98.5982243816935">
            <text:p>98.5982243817</text:p>
          </table:table-cell>
          <table:table-cell table:number-columns-repeated="1019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90778667993144">
            <text:p>7.9077866799</text:p>
          </table:table-cell>
          <table:table-cell office:value-type="float" office:value="98.6392250647768">
            <text:p>98.6392250648</text:p>
          </table:table-cell>
          <table:table-cell table:number-columns-repeated="1019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9742729669654">
            <text:p>7.974272967</text:p>
          </table:table-cell>
          <table:table-cell office:value-type="float" office:value="98.6756224849667">
            <text:p>98.675622485</text:p>
          </table:table-cell>
          <table:table-cell table:number-columns-repeated="1019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04101363566577">
            <text:p>8.0410136357</text:p>
          </table:table-cell>
          <table:table-cell office:value-type="float" office:value="98.7074055552564">
            <text:p>98.7074055553</text:p>
          </table:table-cell>
          <table:table-cell table:number-columns-repeated="1019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10798835617832">
            <text:p>8.1079883562</text:p>
          </table:table-cell>
          <table:table-cell office:value-type="float" office:value="98.7345645942148">
            <text:p>98.7345645942</text:p>
          </table:table-cell>
          <table:table-cell table:number-columns-repeated="1019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1751767273544">
            <text:p>8.1751767274</text:p>
          </table:table-cell>
          <table:table-cell office:value-type="float" office:value="98.7570913289355">
            <text:p>98.7570913289</text:p>
          </table:table-cell>
          <table:table-cell table:number-columns-repeated="1019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24255828296526">
            <text:p>8.242558283</text:p>
          </table:table-cell>
          <table:table-cell office:value-type="float" office:value="98.774978897557">
            <text:p>98.7749788976</text:p>
          </table:table-cell>
          <table:table-cell table:number-columns-repeated="1019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31011249793633">
            <text:p>8.3101124979</text:p>
          </table:table-cell>
          <table:table-cell office:value-type="float" office:value="98.7882218513525">
            <text:p>98.7882218514</text:p>
          </table:table-cell>
          <table:table-cell table:number-columns-repeated="1019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37781879459932">
            <text:p>8.3778187946</text:p>
          </table:table-cell>
          <table:table-cell office:value-type="float" office:value="98.79681615639">
            <text:p>98.7968161564</text:p>
          </table:table-cell>
          <table:table-cell table:number-columns-repeated="1019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44565654896039">
            <text:p>8.445656549</text:p>
          </table:table-cell>
          <table:table-cell office:value-type="float" office:value="98.800759194761">
            <text:p>98.8007591948</text:p>
          </table:table-cell>
          <table:table-cell table:number-columns-repeated="1019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51360509698238">
            <text:p>8.513605097</text:p>
          </table:table-cell>
          <table:table-cell office:value-type="float" office:value="98.8000497653778">
            <text:p>98.8000497654</text:p>
          </table:table-cell>
          <table:table-cell table:number-columns-repeated="1019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58164374087935">
            <text:p>8.5816437409</text:p>
          </table:table-cell>
          <table:table-cell office:value-type="float" office:value="98.7946880843395">
            <text:p>98.7946880843</text:p>
          </table:table-cell>
          <table:table-cell table:number-columns-repeated="1019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64975175542126">
            <text:p>8.6497517554</text:p>
          </table:table-cell>
          <table:table-cell office:value-type="float" office:value="98.784675784866">
            <text:p>98.7846757849</text:p>
          </table:table-cell>
          <table:table-cell table:number-columns-repeated="1019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7179083942471">
            <text:p>8.7179083942</text:p>
          </table:table-cell>
          <table:table-cell office:value-type="float" office:value="98.7700159168006">
            <text:p>98.7700159168</text:p>
          </table:table-cell>
          <table:table-cell table:number-columns-repeated="1019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78609289618442">
            <text:p>8.7860928962</text:p>
          </table:table-cell>
          <table:table-cell office:value-type="float" office:value="98.7507129456814">
            <text:p>98.7507129457</text:p>
          </table:table-cell>
          <table:table-cell table:number-columns-repeated="1019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85428449157343">
            <text:p>8.8542844916</text:p>
          </table:table-cell>
          <table:table-cell office:value-type="float" office:value="98.7267727513802">
            <text:p>98.7267727514</text:p>
          </table:table-cell>
          <table:table-cell table:number-columns-repeated="1019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9224624085936">
            <text:p>8.9224624086</text:p>
          </table:table-cell>
          <table:table-cell office:value-type="float" office:value="98.6982026263121">
            <text:p>98.6982026263</text:p>
          </table:table-cell>
          <table:table-cell table:number-columns-repeated="1019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99060587959092">
            <text:p>8.9906058796</text:p>
          </table:table-cell>
          <table:table-cell office:value-type="float" office:value="98.665011273214">
            <text:p>98.6650112732</text:p>
          </table:table-cell>
          <table:table-cell table:number-columns-repeated="1019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05869414740403">
            <text:p>9.0586941474</text:p>
          </table:table-cell>
          <table:table-cell office:value-type="float" office:value="98.6272088024938">
            <text:p>98.6272088025</text:p>
          </table:table-cell>
          <table:table-cell table:number-columns-repeated="1019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12670647168695">
            <text:p>9.1267064717</text:p>
          </table:table-cell>
          <table:table-cell office:value-type="float" office:value="98.58480672915">
            <text:p>98.5848067292</text:p>
          </table:table-cell>
          <table:table-cell table:number-columns-repeated="1019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19462213522687">
            <text:p>9.1946221352</text:p>
          </table:table-cell>
          <table:table-cell office:value-type="float" office:value="98.5378179692649">
            <text:p>98.5378179693</text:p>
          </table:table-cell>
          <table:table-cell table:number-columns-repeated="1019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26242045025475">
            <text:p>9.2624204503</text:p>
          </table:table-cell>
          <table:table-cell office:value-type="float" office:value="98.48625683607">
            <text:p>98.4862568361</text:p>
          </table:table-cell>
          <table:table-cell table:number-columns-repeated="1019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33008076474706">
            <text:p>9.3300807647</text:p>
          </table:table-cell>
          <table:table-cell office:value-type="float" office:value="98.430139035586">
            <text:p>98.4301390356</text:p>
          </table:table-cell>
          <table:table-cell table:number-columns-repeated="1019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39758246871656">
            <text:p>9.3975824687</text:p>
          </table:table-cell>
          <table:table-cell office:value-type="float" office:value="98.3694816618387">
            <text:p>98.3694816618</text:p>
          </table:table-cell>
          <table:table-cell table:number-columns-repeated="1019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46490500049032">
            <text:p>9.4649050005</text:p>
          </table:table-cell>
          <table:table-cell office:value-type="float" office:value="98.3043031916515">
            <text:p>98.3043031917</text:p>
          </table:table-cell>
          <table:table-cell table:number-columns-repeated="1019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532027852973">
            <text:p>9.532027853</text:p>
          </table:table-cell>
          <table:table-cell office:value-type="float" office:value="98.2346234790179">
            <text:p>98.234623479</text:p>
          </table:table-cell>
          <table:table-cell table:number-columns-repeated="1019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5989305798935">
            <text:p>9.5989305799</text:p>
          </table:table-cell>
          <table:table-cell office:value-type="float" office:value="98.1604637490533">
            <text:p>98.1604637491</text:p>
          </table:table-cell>
          <table:table-cell table:number-columns-repeated="1019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66559280203307">
            <text:p>9.665592802</text:p>
          </table:table-cell>
          <table:table-cell office:value-type="float" office:value="98.08184659153">
            <text:p>98.0818465915</text:p>
          </table:table-cell>
          <table:table-cell table:number-columns-repeated="1019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73199421343312">
            <text:p>9.7319942134</text:p>
          </table:table-cell>
          <table:table-cell office:value-type="float" office:value="97.9987959539957">
            <text:p>97.998795954</text:p>
          </table:table-cell>
          <table:table-cell table:number-columns-repeated="1019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79811458758046">
            <text:p>9.7981145876</text:p>
          </table:table-cell>
          <table:table-cell office:value-type="float" office:value="97.911337134479">
            <text:p>97.9113371345</text:p>
          </table:table-cell>
          <table:table-cell table:number-columns-repeated="1019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86393378356862">
            <text:p>9.8639337836</text:p>
          </table:table-cell>
          <table:table-cell office:value-type="float" office:value="97.8194967737838">
            <text:p>97.8194967738</text:p>
          </table:table-cell>
          <table:table-cell table:number-columns-repeated="1019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9294317522329">
            <text:p>9.9294317522</text:p>
          </table:table-cell>
          <table:table-cell office:value-type="float" office:value="97.7233028473734">
            <text:p>97.7233028474</text:p>
          </table:table-cell>
          <table:table-cell table:number-columns-repeated="1019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.99458854225753">
            <text:p>9.9945885423</text:p>
          </table:table-cell>
          <table:table-cell office:value-type="float" office:value="97.6227846568498">
            <text:p>97.6227846568</text:p>
          </table:table-cell>
          <table:table-cell table:number-columns-repeated="1019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0593843062531">
            <text:p>10.0593843063</text:p>
          </table:table-cell>
          <table:table-cell office:value-type="float" office:value="97.5179728210275">
            <text:p>97.517972821</text:p>
          </table:table-cell>
          <table:table-cell table:number-columns-repeated="1019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1237993068022">
            <text:p>10.1237993068</text:p>
          </table:table-cell>
          <table:table-cell office:value-type="float" office:value="97.408899266607">
            <text:p>97.4088992666</text:p>
          </table:table-cell>
          <table:table-cell table:number-columns-repeated="1019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1878139224716">
            <text:p>10.1878139225</text:p>
          </table:table-cell>
          <table:table-cell office:value-type="float" office:value="97.2955972184498">
            <text:p>97.2955972184</text:p>
          </table:table-cell>
          <table:table-cell table:number-columns-repeated="1019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2514086537894">
            <text:p>10.2514086538</text:p>
          </table:table-cell>
          <table:table-cell office:value-type="float" office:value="97.178101189457">
            <text:p>97.1781011895</text:p>
          </table:table-cell>
          <table:table-cell table:number-columns-repeated="1019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3145641291842">
            <text:p>10.3145641292</text:p>
          </table:table-cell>
          <table:table-cell office:value-type="float" office:value="97.0564469700576">
            <text:p>97.0564469701</text:p>
          </table:table-cell>
          <table:table-cell table:number-columns-repeated="1019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3772611108866">
            <text:p>10.3772611109</text:p>
          </table:table-cell>
          <table:table-cell office:value-type="float" office:value="96.930671617305">
            <text:p>96.9306716173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4394805007884">
            <text:p>10.4394805008</text:p>
          </table:table-cell>
          <table:table-cell office:value-type="float" office:value="96.8008134435904">
            <text:p>96.8008134436</text:p>
          </table:table-cell>
          <table:table-cell table:number-columns-repeated="1019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5012033462608">
            <text:p>10.5012033463</text:p>
          </table:table-cell>
          <table:table-cell office:value-type="float" office:value="96.6669120049712">
            <text:p>96.666912005</text:p>
          </table:table-cell>
          <table:table-cell table:number-columns-repeated="1019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5624108459272">
            <text:p>10.5624108459</text:p>
          </table:table-cell>
          <table:table-cell office:value-type="float" office:value="96.5290080891228">
            <text:p>96.5290080891</text:p>
          </table:table-cell>
          <table:table-cell table:number-columns-repeated="1019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6230843553902">
            <text:p>10.6230843554</text:p>
          </table:table-cell>
          <table:table-cell office:value-type="float" office:value="96.3871437029139">
            <text:p>96.3871437029</text:p>
          </table:table-cell>
          <table:table-cell table:number-columns-repeated="1019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683205392911">
            <text:p>10.6832053929</text:p>
          </table:table-cell>
          <table:table-cell office:value-type="float" office:value="96.2413620596109">
            <text:p>96.2413620596</text:p>
          </table:table-cell>
          <table:table-cell table:number-columns-repeated="1019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7427556450393">
            <text:p>10.742755645</text:p>
          </table:table-cell>
          <table:table-cell office:value-type="float" office:value="96.0917075657144">
            <text:p>96.0917075657</text:p>
          </table:table-cell>
          <table:table-cell table:number-columns-repeated="1019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8017169721914">
            <text:p>10.8017169722</text:p>
          </table:table-cell>
          <table:table-cell office:value-type="float" office:value="95.938225807433">
            <text:p>95.9382258074</text:p>
          </table:table-cell>
          <table:table-cell table:number-columns-repeated="1019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8600714141758">
            <text:p>10.8600714142</text:p>
          </table:table-cell>
          <table:table-cell office:value-type="float" office:value="95.7809635367973">
            <text:p>95.7809635368</text:p>
          </table:table-cell>
          <table:table-cell table:number-columns-repeated="1019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9178011956643">
            <text:p>10.9178011957</text:p>
          </table:table-cell>
          <table:table-cell office:value-type="float" office:value="95.619968657418">
            <text:p>95.6199686574</text:p>
          </table:table-cell>
          <table:table-cell table:number-columns-repeated="1019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9748887316061">
            <text:p>10.9748887316</text:p>
          </table:table-cell>
          <table:table-cell office:value-type="float" office:value="95.4552902098954">
            <text:p>95.4552902099</text:p>
          </table:table-cell>
          <table:table-cell table:number-columns-repeated="1019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0313166325847">
            <text:p>11.0313166326</text:p>
          </table:table-cell>
          <table:table-cell office:value-type="float" office:value="95.2869783568796">
            <text:p>95.2869783569</text:p>
          </table:table-cell>
          <table:table-cell table:number-columns-repeated="1019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087067710115">
            <text:p>11.0870677101</text:p>
          </table:table-cell>
          <table:table-cell office:value-type="float" office:value="95.1150843677915">
            <text:p>95.1150843678</text:p>
          </table:table-cell>
          <table:table-cell table:number-columns-repeated="1019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1421249818786">
            <text:p>11.1421249819</text:p>
          </table:table-cell>
          <table:table-cell office:value-type="float" office:value="94.9396606032054">
            <text:p>94.9396606032</text:p>
          </table:table-cell>
          <table:table-cell table:number-columns-repeated="1019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1964716768972">
            <text:p>11.1964716769</text:p>
          </table:table-cell>
          <table:table-cell office:value-type="float" office:value="94.7607604988993">
            <text:p>94.7607604989</text:p>
          </table:table-cell>
          <table:table-cell table:number-columns-repeated="1019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250091240641">
            <text:p>11.2500912406</text:p>
          </table:table-cell>
          <table:table-cell office:value-type="float" office:value="94.5784385495782">
            <text:p>94.5784385496</text:p>
          </table:table-cell>
          <table:table-cell table:number-columns-repeated="1019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3029673400715">
            <text:p>11.3029673401</text:p>
          </table:table-cell>
          <table:table-cell office:value-type="float" office:value="94.3927502922739">
            <text:p>94.3927502923</text:p>
          </table:table-cell>
          <table:table-cell table:number-columns-repeated="1019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3550838686165">
            <text:p>11.3550838686</text:p>
          </table:table-cell>
          <table:table-cell office:value-type="float" office:value="94.2037522894284">
            <text:p>94.2037522894</text:p>
          </table:table-cell>
          <table:table-cell table:number-columns-repeated="1019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4064249510767">
            <text:p>11.4064249511</text:p>
          </table:table-cell>
          <table:table-cell office:value-type="float" office:value="94.0115021116643">
            <text:p>94.0115021117</text:p>
          </table:table-cell>
          <table:table-cell table:number-columns-repeated="1019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4569749484609">
            <text:p>11.4569749485</text:p>
          </table:table-cell>
          <table:table-cell office:value-type="float" office:value="93.816058320248">
            <text:p>93.8160583202</text:p>
          </table:table-cell>
          <table:table-cell table:number-columns-repeated="1019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5067184627502">
            <text:p>11.5067184628</text:p>
          </table:table-cell>
          <table:table-cell office:value-type="float" office:value="93.6174804492517">
            <text:p>93.6174804493</text:p>
          </table:table-cell>
          <table:table-cell table:number-columns-repeated="1019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5556403415884">
            <text:p>11.5556403416</text:p>
          </table:table-cell>
          <table:table-cell office:value-type="float" office:value="93.4158289874187">
            <text:p>93.4158289874</text:p>
          </table:table-cell>
          <table:table-cell table:number-columns-repeated="1019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6037256828972">
            <text:p>11.6037256829</text:p>
          </table:table-cell>
          <table:table-cell office:value-type="float" office:value="93.2111653597376">
            <text:p>93.2111653597</text:p>
          </table:table-cell>
          <table:table-cell table:number-columns-repeated="1019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6509598394158">
            <text:p>11.6509598394</text:p>
          </table:table-cell>
          <table:table-cell office:value-type="float" office:value="93.003551908732">
            <text:p>93.0035519087</text:p>
          </table:table-cell>
          <table:table-cell table:number-columns-repeated="1019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6973284231626">
            <text:p>11.6973284232</text:p>
          </table:table-cell>
          <table:table-cell office:value-type="float" office:value="92.7930518754704">
            <text:p>92.7930518755</text:p>
          </table:table-cell>
          <table:table-cell table:number-columns-repeated="1019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7428173098178">
            <text:p>11.7428173098</text:p>
          </table:table-cell>
          <table:table-cell office:value-type="float" office:value="92.579729380302">
            <text:p>92.5797293803</text:p>
          </table:table-cell>
          <table:table-cell table:number-columns-repeated="1019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7874126430258">
            <text:p>11.787412643</text:p>
          </table:table-cell>
          <table:table-cell office:value-type="float" office:value="92.3636494033252">
            <text:p>92.3636494033</text:p>
          </table:table-cell>
          <table:table-cell table:number-columns-repeated="1019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8311008386162">
            <text:p>11.8311008386</text:p>
          </table:table-cell>
          <table:table-cell office:value-type="float" office:value="92.1448777645944">
            <text:p>92.1448777646</text:p>
          </table:table-cell>
          <table:table-cell table:number-columns-repeated="1019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8738685887414">
            <text:p>11.8738685887</text:p>
          </table:table-cell>
          <table:table-cell office:value-type="float" office:value="91.92348110407">
            <text:p>91.9234811041</text:p>
          </table:table-cell>
          <table:table-cell table:number-columns-repeated="1019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9157028659304">
            <text:p>11.9157028659</text:p>
          </table:table-cell>
          <table:table-cell office:value-type="float" office:value="91.6995268613195">
            <text:p>91.6995268613</text:p>
          </table:table-cell>
          <table:table-cell table:number-columns-repeated="1019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956590927057">
            <text:p>11.9565909271</text:p>
          </table:table-cell>
          <table:table-cell office:value-type="float" office:value="91.4730832549747">
            <text:p>91.473083255</text:p>
          </table:table-cell>
          <table:table-cell table:number-columns-repeated="1019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.9965203172219">
            <text:p>11.9965203172</text:p>
          </table:table-cell>
          <table:table-cell office:value-type="float" office:value="91.2442192619517">
            <text:p>91.244219262</text:p>
          </table:table-cell>
          <table:table-cell table:number-columns-repeated="1019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0354788735458">
            <text:p>12.0354788735</text:p>
          </table:table-cell>
          <table:table-cell office:value-type="float" office:value="91.0130045964399">
            <text:p>91.0130045964</text:p>
          </table:table-cell>
          <table:table-cell table:number-columns-repeated="1019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0734547288753">
            <text:p>12.0734547289</text:p>
          </table:table-cell>
          <table:table-cell office:value-type="float" office:value="90.7795096886661">
            <text:p>90.7795096887</text:p>
          </table:table-cell>
          <table:table-cell table:number-columns-repeated="1019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1104363153968">
            <text:p>12.1104363154</text:p>
          </table:table-cell>
          <table:table-cell office:value-type="float" office:value="90.5438056634413">
            <text:p>90.5438056634</text:p>
          </table:table-cell>
          <table:table-cell table:number-columns-repeated="1019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1464123681608">
            <text:p>12.1464123682</text:p>
          </table:table-cell>
          <table:table-cell office:value-type="float" office:value="90.3059643184949">
            <text:p>90.3059643185</text:p>
          </table:table-cell>
          <table:table-cell table:number-columns-repeated="1019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1813719285132">
            <text:p>12.1813719285</text:p>
          </table:table-cell>
          <table:table-cell office:value-type="float" office:value="90.0660581026044">
            <text:p>90.0660581026</text:p>
          </table:table-cell>
          <table:table-cell table:number-columns-repeated="1019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2153043474333">
            <text:p>12.2153043474</text:p>
          </table:table-cell>
          <table:table-cell office:value-type="float" office:value="89.8241600935274">
            <text:p>89.8241600935</text:p>
          </table:table-cell>
          <table:table-cell table:number-columns-repeated="1019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2481992887775">
            <text:p>12.2481992888</text:p>
          </table:table-cell>
          <table:table-cell office:value-type="float" office:value="89.5803439757406">
            <text:p>89.5803439757</text:p>
          </table:table-cell>
          <table:table-cell table:number-columns-repeated="1019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280046732428">
            <text:p>12.2800467324</text:p>
          </table:table-cell>
          <table:table-cell office:value-type="float" office:value="89.3346840179955">
            <text:p>89.334684018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310836977345">
            <text:p>12.3108369773</text:p>
          </table:table-cell>
          <table:table-cell office:value-type="float" office:value="89.087255050695">
            <text:p>89.0872550507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3405606445216">
            <text:p>12.3405606445</text:p>
          </table:table-cell>
          <table:table-cell office:value-type="float" office:value="88.8381324430992">
            <text:p>88.8381324431</text:p>
          </table:table-cell>
          <table:table-cell table:number-columns-repeated="1019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3692086798408">
            <text:p>12.3692086798</text:p>
          </table:table-cell>
          <table:table-cell office:value-type="float" office:value="88.587392080368">
            <text:p>88.5873920804</text:p>
          </table:table-cell>
          <table:table-cell table:number-columns-repeated="1019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3967723568336">
            <text:p>12.3967723568</text:p>
          </table:table-cell>
          <table:table-cell office:value-type="float" office:value="88.3351103404447">
            <text:p>88.3351103404</text:p>
          </table:table-cell>
          <table:table-cell table:number-columns-repeated="1019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4232432793369">
            <text:p>12.4232432793</text:p>
          </table:table-cell>
          <table:table-cell office:value-type="float" office:value="88.0813640707912">
            <text:p>88.0813640708</text:p>
          </table:table-cell>
          <table:table-cell table:number-columns-repeated="1019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4486133840514">
            <text:p>12.4486133841</text:p>
          </table:table-cell>
          <table:table-cell office:value-type="float" office:value="87.8262305649794">
            <text:p>87.826230565</text:p>
          </table:table-cell>
          <table:table-cell table:number-columns-repeated="1019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4728749429973">
            <text:p>12.472874943</text:p>
          </table:table-cell>
          <table:table-cell office:value-type="float" office:value="87.5697875391467">
            <text:p>87.5697875391</text:p>
          </table:table-cell>
          <table:table-cell table:number-columns-repeated="1019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4960205658687">
            <text:p>12.4960205659</text:p>
          </table:table-cell>
          <table:table-cell office:value-type="float" office:value="87.3121131083228">
            <text:p>87.3121131083</text:p>
          </table:table-cell>
          <table:table-cell table:number-columns-repeated="1019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180432022848">
            <text:p>12.5180432023</text:p>
          </table:table-cell>
          <table:table-cell office:value-type="float" office:value="87.0532857626358">
            <text:p>87.0532857626</text:p>
          </table:table-cell>
          <table:table-cell table:number-columns-repeated="1019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389361439371">
            <text:p>12.5389361439</text:p>
          </table:table-cell>
          <table:table-cell office:value-type="float" office:value="86.7933843434022">
            <text:p>86.7933843434</text:p>
          </table:table-cell>
          <table:table-cell table:number-columns-repeated="1019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586930266333">
            <text:p>12.5586930266</text:p>
          </table:table-cell>
          <table:table-cell office:value-type="float" office:value="86.5324880191122">
            <text:p>86.5324880191</text:p>
          </table:table-cell>
          <table:table-cell table:number-columns-repeated="1019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773078322354">
            <text:p>12.5773078322</text:p>
          </table:table-cell>
          <table:table-cell office:value-type="float" office:value="86.2706762613135">
            <text:p>86.2706762613</text:p>
          </table:table-cell>
          <table:table-cell table:number-columns-repeated="1019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947748904933">
            <text:p>12.5947748905</text:p>
          </table:table-cell>
          <table:table-cell office:value-type="float" office:value="86.0080288204037">
            <text:p>86.0080288204</text:p>
          </table:table-cell>
          <table:table-cell table:number-columns-repeated="1019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110888807719">
            <text:p>12.6110888808</text:p>
          </table:table-cell>
          <table:table-cell office:value-type="float" office:value="85.7446257013377">
            <text:p>85.7446257013</text:p>
          </table:table-cell>
          <table:table-cell table:number-columns-repeated="1019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262448336717">
            <text:p>12.6262448337</text:p>
          </table:table-cell>
          <table:table-cell office:value-type="float" office:value="85.4805471392572">
            <text:p>85.4805471393</text:p>
          </table:table-cell>
          <table:table-cell table:number-columns-repeated="1019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402381325427">
            <text:p>12.6402381325</text:p>
          </table:table-cell>
          <table:table-cell office:value-type="float" office:value="85.2158735750503">
            <text:p>85.2158735751</text:p>
          </table:table-cell>
          <table:table-cell table:number-columns-repeated="1019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530645148904">
            <text:p>12.6530645149</text:p>
          </table:table-cell>
          <table:table-cell office:value-type="float" office:value="84.9506856308488">
            <text:p>84.9506856308</text:p>
          </table:table-cell>
          <table:table-cell table:number-columns-repeated="1019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647200736746">
            <text:p>12.6647200737</text:p>
          </table:table-cell>
          <table:table-cell office:value-type="float" office:value="84.6850640854692">
            <text:p>84.6850640855</text:p>
          </table:table-cell>
          <table:table-cell table:number-columns-repeated="1019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75201258499">
            <text:p>12.6752012585</text:p>
          </table:table-cell>
          <table:table-cell office:value-type="float" office:value="84.4190898498075">
            <text:p>84.4190898498</text:p>
          </table:table-cell>
          <table:table-cell table:number-columns-repeated="1019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845048766934">
            <text:p>12.6845048767</text:p>
          </table:table-cell>
          <table:table-cell office:value-type="float" office:value="84.1528439421925">
            <text:p>84.1528439422</text:p>
          </table:table-cell>
          <table:table-cell table:number-columns-repeated="1019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926280942854">
            <text:p>12.6926280943</text:p>
          </table:table-cell>
          <table:table-cell office:value-type="float" office:value="83.8864074637067">
            <text:p>83.8864074637</text:p>
          </table:table-cell>
          <table:table-cell table:number-columns-repeated="1019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6995684368643">
            <text:p>12.6995684369</text:p>
          </table:table-cell>
          <table:table-cell office:value-type="float" office:value="83.6198615734825">
            <text:p>83.6198615735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0413in double #4f81bd" style:border-line-width-bottom="0.0138in 0.0138in 0.0138in" style:diagonal-bl-tr="none" style:diagonal-tl-br="none" fo:border-left="none" fo:border-right="none" style:rotation-align="none" fo:border-top="0.0138in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5/06/2014</text:date>, <text:time>08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achyInter_5f_Output" style:display-name="PageStyle_brachyInter_Outp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5-06T08:31:23</dc:date>
    <dc:creator>Brian Owen</dc:creator>
    <meta:document-statistic meta:table-count="1" meta:cell-count="1810" meta:object-count="1"/>
    <meta:generator>OpenOffice.org/3.3$Unix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9.209cm" svg:height="9.303cm" xlink:href=".." xlink:type="simple" chart:class="chart:scatter" chart:style-name="ch1">
        <chart:title svg:x="-3.492cm" svg:y="0.321cm" chart:style-name="ch2">
          <text:p>Ellipse for "Seeds Only" patients for the 1st risk group, Intermediate Stage</text:p>
        </chart:title>
        <chart:legend chart:legend-position="end" svg:x="16.863cm" svg:y="4.366cm" chart:style-name="ch3"/>
        <chart:plot-area chart:style-name="ch4" table:cell-range-address="brachyInter_Output.D2:brachyInter_Output.E362" svg:x="5.511cm" svg:y="2.14cm" svg:width="10.584cm" svg:height="5.874cm">
          <chartooo:coordinate-region svg:x="6.208cm" svg:y="2.329cm" svg:width="9.682cm" svg:height="5.208cm"/>
          <chart:axis chart:dimension="x" chart:name="primary-x" chart:style-name="ch5">
            <chart:title svg:x="9.375cm" svg:y="8.2cm" chart:style-name="ch6">
              <text:p>Max FU, years</text:p>
            </chart:title>
          </chart:axis>
          <chart:axis chart:dimension="y" chart:name="primary-y" chart:style-name="ch5">
            <chart:title svg:x="0.451cm" svg:y="4.736cm" chart:style-name="ch6">
              <text:p>%PSA Free Progression</text:p>
            </chart:title>
            <chart:grid chart:style-name="ch7" chart:class="major"/>
          </chart:axis>
          <chart:series chart:style-name="ch8" chart:values-cell-range-address="brachyInter_Output.E2:brachyInter_Output.E362" chart:class="chart:scatter">
            <chart:domain table:cell-range-address="brachyInter_Output.D2:brachyInter_Output.D362"/>
            <chart:data-point chart:repeated="3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6995684368643">
                <text:p>12.6995684368643</text:p>
                <draw:g>
                  <svg:desc>brachyInter_Output.D2:brachyInter_Output.D362</svg:desc>
                </draw:g>
              </table:table-cell>
              <table:table-cell office:value-type="float" office:value="83.6198615734825">
                <text:p>83.6198615734825</text:p>
                <draw:g>
                  <svg:desc>brachyInter_Output.E2:brachyInter_Output.E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053237903346">
                <text:p>12.7053237903346</text:p>
              </table:table-cell>
              <table:table-cell office:value-type="float" office:value="83.3532874639802">
                <text:p>83.3532874639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7098924015597">
                <text:p>12.7098924015597</text:p>
              </table:table-cell>
              <table:table-cell office:value-type="float" office:value="83.0867663362559">
                <text:p>83.0867663362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132728788964">
                <text:p>12.7132728788964</text:p>
              </table:table-cell>
              <table:table-cell office:value-type="float" office:value="82.8203793752269">
                <text:p>82.8203793752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7154641926187">
                <text:p>12.7154641926187</text:p>
              </table:table-cell>
              <table:table-cell office:value-type="float" office:value="82.5542077249422">
                <text:p>82.5542077249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716465675231">
                <text:p>12.716465675231</text:p>
              </table:table-cell>
              <table:table-cell office:value-type="float" office:value="82.2883324638648">
                <text:p>82.2883324638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162770216722">
                <text:p>12.7162770216722</text:p>
              </table:table-cell>
              <table:table-cell office:value-type="float" office:value="82.0228345801749">
                <text:p>82.0228345801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7148982894079">
                <text:p>12.7148982894079</text:p>
              </table:table-cell>
              <table:table-cell office:value-type="float" office:value="81.7577949470998">
                <text:p>81.7577949470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7123298984134">
                <text:p>12.7123298984134</text:p>
              </table:table-cell>
              <table:table-cell office:value-type="float" office:value="81.4932942982792">
                <text:p>81.4932942982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7085726310453">
                <text:p>12.7085726310453</text:p>
              </table:table-cell>
              <table:table-cell office:value-type="float" office:value="81.229413203173">
                <text:p>81.229413203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7036276318037">
                <text:p>12.7036276318037</text:p>
              </table:table-cell>
              <table:table-cell office:value-type="float" office:value="80.9662320425191">
                <text:p>80.9662320425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6974964069834">
                <text:p>12.6974964069834</text:p>
              </table:table-cell>
              <table:table-cell office:value-type="float" office:value="80.7038309838485">
                <text:p>80.7038309838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6901808242147">
                <text:p>12.6901808242147</text:p>
              </table:table-cell>
              <table:table-cell office:value-type="float" office:value="80.4422899570656">
                <text:p>80.4422899570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6816831118951">
                <text:p>12.6816831118951</text:p>
              </table:table-cell>
              <table:table-cell office:value-type="float" office:value="80.1816886301007">
                <text:p>80.1816886301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6720058585101">
                <text:p>12.6720058585101</text:p>
              </table:table-cell>
              <table:table-cell office:value-type="float" office:value="79.9221063846426">
                <text:p>79.9221063846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6611520118447">
                <text:p>12.6611520118447</text:p>
              </table:table-cell>
              <table:table-cell office:value-type="float" office:value="79.6636222919579">
                <text:p>79.6636222919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491248780859">
                <text:p>12.6491248780859</text:p>
              </table:table-cell>
              <table:table-cell office:value-type="float" office:value="79.4063150888051">
                <text:p>79.4063150888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635928120815">
                <text:p>12.635928120815</text:p>
              </table:table-cell>
              <table:table-cell office:value-type="float" office:value="79.150263153451">
                <text:p>79.150263153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6215657598922">
                <text:p>12.6215657598922</text:p>
              </table:table-cell>
              <table:table-cell office:value-type="float" office:value="78.8955444817955">
                <text:p>78.8955444817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6060421702317">
                <text:p>12.6060421702317</text:p>
              </table:table-cell>
              <table:table-cell office:value-type="float" office:value="78.6422366636135">
                <text:p>78.6422366636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5893620804694">
                <text:p>12.5893620804694</text:p>
              </table:table-cell>
              <table:table-cell office:value-type="float" office:value="78.3904168589202">
                <text:p>78.3904168589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715305715221">
                <text:p>12.5715305715221</text:p>
              </table:table-cell>
              <table:table-cell office:value-type="float" office:value="78.1401617744676">
                <text:p>78.1401617744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5525530750403">
                <text:p>12.5525530750403</text:p>
              </table:table-cell>
              <table:table-cell office:value-type="float" office:value="77.8915476403788">
                <text:p>77.8915476403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5324353717531">
                <text:p>12.5324353717531</text:p>
              </table:table-cell>
              <table:table-cell office:value-type="float" office:value="77.6446501869273">
                <text:p>77.6446501869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111835897079">
                <text:p>12.5111835897079</text:p>
              </table:table-cell>
              <table:table-cell office:value-type="float" office:value="77.3995446214691">
                <text:p>77.39954462146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4888042024034">
                <text:p>12.4888042024034</text:p>
              </table:table-cell>
              <table:table-cell office:value-type="float" office:value="77.156305605534">
                <text:p>77.156305605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4653040268178">
                <text:p>12.4653040268178</text:p>
              </table:table-cell>
              <table:table-cell office:value-type="float" office:value="76.9150072320824">
                <text:p>76.9150072320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4406902213321">
                <text:p>12.4406902213321</text:p>
              </table:table-cell>
              <table:table-cell office:value-type="float" office:value="76.6757230029366">
                <text:p>76.67572300293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41497028355">
                <text:p>12.41497028355</text:p>
              </table:table-cell>
              <table:table-cell office:value-type="float" office:value="76.4385258063905">
                <text:p>76.4385258063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3881520480136">
                <text:p>12.3881520480136</text:p>
              </table:table-cell>
              <table:table-cell office:value-type="float" office:value="76.2034878950082">
                <text:p>76.2034878950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3602436838174">
                <text:p>12.3602436838174</text:p>
              </table:table-cell>
              <table:table-cell office:value-type="float" office:value="75.9706808636142">
                <text:p>75.97068086361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3312536921194">
                <text:p>12.3312536921194</text:p>
              </table:table-cell>
              <table:table-cell office:value-type="float" office:value="75.7401756274856">
                <text:p>75.74017562748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3011909035518">
                <text:p>12.3011909035518</text:p>
              </table:table-cell>
              <table:table-cell office:value-type="float" office:value="75.5120424007502">
                <text:p>75.51204240075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2700644755314">
                <text:p>12.2700644755314</text:p>
              </table:table-cell>
              <table:table-cell office:value-type="float" office:value="75.286350674999">
                <text:p>75.286350674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2378838894697">
                <text:p>12.2378838894697</text:p>
              </table:table-cell>
              <table:table-cell office:value-type="float" office:value="75.0631691981178">
                <text:p>75.06316919811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2046589478848">
                <text:p>12.2046589478848</text:p>
              </table:table-cell>
              <table:table-cell office:value-type="float" office:value="74.8425659533466">
                <text:p>74.8425659533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1703997714158">
                <text:p>12.1703997714158</text:p>
              </table:table-cell>
              <table:table-cell office:value-type="float" office:value="74.6246081385707">
                <text:p>74.62460813857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1351167957398">
                <text:p>12.1351167957398</text:p>
              </table:table-cell>
              <table:table-cell office:value-type="float" office:value="74.409362145852">
                <text:p>74.409362145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098820768393">
                <text:p>12.098820768393</text:p>
              </table:table-cell>
              <table:table-cell office:value-type="float" office:value="74.196893541205">
                <text:p>74.196893541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0615227454969">
                <text:p>12.0615227454969</text:p>
              </table:table-cell>
              <table:table-cell office:value-type="float" office:value="73.9872670446247">
                <text:p>73.9872670446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232340883906">
                <text:p>12.0232340883906</text:p>
              </table:table-cell>
              <table:table-cell office:value-type="float" office:value="73.7805465103728">
                <text:p>73.7805465103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9839664601699">
                <text:p>11.9839664601699</text:p>
              </table:table-cell>
              <table:table-cell office:value-type="float" office:value="73.5767949075267">
                <text:p>73.57679490752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9437318221348">
                <text:p>11.9437318221348</text:p>
              </table:table-cell>
              <table:table-cell office:value-type="float" office:value="73.3760743007982">
                <text:p>73.3760743007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9025424301458">
                <text:p>11.9025424301458</text:p>
              </table:table-cell>
              <table:table-cell office:value-type="float" office:value="73.1784458316287">
                <text:p>73.17844583162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8604108308907">
                <text:p>11.8604108308907</text:p>
              </table:table-cell>
              <table:table-cell office:value-type="float" office:value="72.9839696995643">
                <text:p>72.9839696995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8173498580629">
                <text:p>11.8173498580629</text:p>
              </table:table-cell>
              <table:table-cell office:value-type="float" office:value="72.7927051439188">
                <text:p>72.7927051439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7733726284517">
                <text:p>11.7733726284517</text:p>
              </table:table-cell>
              <table:table-cell office:value-type="float" office:value="72.6047104257285">
                <text:p>72.6047104257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284925379473">
                <text:p>11.7284925379473</text:p>
              </table:table-cell>
              <table:table-cell office:value-type="float" office:value="72.420042810006">
                <text:p>72.420042810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68272325746">
                <text:p>11.68272325746</text:p>
              </table:table-cell>
              <table:table-cell office:value-type="float" office:value="72.2387585482957">
                <text:p>72.23875854829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6360787287561">
                <text:p>11.6360787287561</text:p>
              </table:table-cell>
              <table:table-cell office:value-type="float" office:value="72.0609128615401">
                <text:p>72.06091286154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5885731602108">
                <text:p>11.5885731602108</text:p>
              </table:table-cell>
              <table:table-cell office:value-type="float" office:value="71.886559923258">
                <text:p>71.8865599232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5402210224806">
                <text:p>11.5402210224806</text:p>
              </table:table-cell>
              <table:table-cell office:value-type="float" office:value="71.7157528430435">
                <text:p>71.7157528430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4910370440949">
                <text:p>11.4910370440949</text:p>
              </table:table-cell>
              <table:table-cell office:value-type="float" office:value="71.5485436503878">
                <text:p>71.54854365038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4410362069701">
                <text:p>11.4410362069701</text:p>
              </table:table-cell>
              <table:table-cell office:value-type="float" office:value="71.3849832788309">
                <text:p>71.38498327883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3902337418455">
                <text:p>11.3902337418455</text:p>
              </table:table-cell>
              <table:table-cell office:value-type="float" office:value="71.2251215504464">
                <text:p>71.2251215504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3386451236442">
                <text:p>11.3386451236442</text:p>
              </table:table-cell>
              <table:table-cell office:value-type="float" office:value="71.0690071606652">
                <text:p>71.06900716066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862860667589">
                <text:p>11.2862860667589</text:p>
              </table:table-cell>
              <table:table-cell office:value-type="float" office:value="70.916687663443">
                <text:p>70.916687663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2331725202656">
                <text:p>11.2331725202656</text:p>
              </table:table-cell>
              <table:table-cell office:value-type="float" office:value="70.768209456774">
                <text:p>70.7682094567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1793206630651">
                <text:p>11.1793206630651</text:p>
              </table:table-cell>
              <table:table-cell office:value-type="float" office:value="70.6236177685584">
                <text:p>70.6236177685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1247468989548">
                <text:p>11.1247468989548</text:p>
              </table:table-cell>
              <table:table-cell office:value-type="float" office:value="70.4829566428251">
                <text:p>70.48295664282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0694678516319">
                <text:p>11.0694678516319</text:p>
              </table:table-cell>
              <table:table-cell office:value-type="float" office:value="70.3462689263157">
                <text:p>70.34626892631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0135003596297">
                <text:p>11.0135003596297</text:p>
              </table:table-cell>
              <table:table-cell office:value-type="float" office:value="70.2135962554326">
                <text:p>70.21359625543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9568614711884">
                <text:p>10.9568614711884</text:p>
              </table:table-cell>
              <table:table-cell office:value-type="float" office:value="70.0849790435566">
                <text:p>70.0849790435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8995684390622">
                <text:p>10.8995684390622</text:p>
              </table:table-cell>
              <table:table-cell office:value-type="float" office:value="69.9604564687365">
                <text:p>69.96045646873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8416387152636">
                <text:p>10.8416387152636</text:p>
              </table:table-cell>
              <table:table-cell office:value-type="float" office:value="69.8400664617548">
                <text:p>69.84006646175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7830899457476">
                <text:p>10.7830899457476</text:p>
              </table:table-cell>
              <table:table-cell office:value-type="float" office:value="69.723845694574">
                <text:p>69.7238456945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239399650367">
                <text:p>10.7239399650367</text:p>
              </table:table-cell>
              <table:table-cell office:value-type="float" office:value="69.6118295691654">
                <text:p>69.6118295691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664206790788">
                <text:p>10.664206790788</text:p>
              </table:table-cell>
              <table:table-cell office:value-type="float" office:value="69.504052206726">
                <text:p>69.5040522067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603908618305">
                <text:p>10.603908618305</text:p>
              </table:table-cell>
              <table:table-cell office:value-type="float" office:value="69.4005464372846">
                <text:p>69.4005464372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5430638149951">
                <text:p>10.5430638149951</text:p>
              </table:table-cell>
              <table:table-cell office:value-type="float" office:value="69.3013437897011">
                <text:p>69.30134378970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4816909147749">
                <text:p>10.4816909147749</text:p>
              </table:table-cell>
              <table:table-cell office:value-type="float" office:value="69.206474482063">
                <text:p>69.2064744820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4198086124243">
                <text:p>10.4198086124243</text:p>
              </table:table-cell>
              <table:table-cell office:value-type="float" office:value="69.1159674124806">
                <text:p>69.1159674124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3574357578921">
                <text:p>10.3574357578921</text:p>
              </table:table-cell>
              <table:table-cell office:value-type="float" office:value="69.0298501502837">
                <text:p>69.02985015028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2945913505539">
                <text:p>10.2945913505539</text:p>
              </table:table-cell>
              <table:table-cell office:value-type="float" office:value="68.9481489276249">
                <text:p>68.94814892762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231294533425">
                <text:p>10.231294533425</text:p>
              </table:table-cell>
              <table:table-cell office:value-type="float" office:value="68.870888631488">
                <text:p>68.8708886314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1675645873292">
                <text:p>10.1675645873292</text:p>
              </table:table-cell>
              <table:table-cell office:value-type="float" office:value="68.7980927961075">
                <text:p>68.79809279610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1034209250253">
                <text:p>10.1034209250253</text:p>
              </table:table-cell>
              <table:table-cell office:value-type="float" office:value="68.7297835958003">
                <text:p>68.7297835958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0388830852943">
                <text:p>10.0388830852943</text:p>
              </table:table-cell>
              <table:table-cell office:value-type="float" office:value="68.6659818382103">
                <text:p>68.6659818382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97397072698724">
                <text:p>9.97397072698724</text:p>
              </table:table-cell>
              <table:table-cell office:value-type="float" office:value="68.606706957971">
                <text:p>68.6067069579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90870362303743">
                <text:p>9.90870362303743</text:p>
              </table:table-cell>
              <table:table-cell office:value-type="float" office:value="68.5519770107853">
                <text:p>68.55197701078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84310165443693">
                <text:p>9.84310165443693</text:p>
              </table:table-cell>
              <table:table-cell office:value-type="float" office:value="68.501808667925">
                <text:p>68.501808667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77718480418087">
                <text:p>9.77718480418087</text:p>
              </table:table-cell>
              <table:table-cell office:value-type="float" office:value="68.4562172111536">
                <text:p>68.45621721115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71097315118041">
                <text:p>9.71097315118041</text:p>
              </table:table-cell>
              <table:table-cell office:value-type="float" office:value="68.4152165280703">
                <text:p>68.41521652807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64448686414645">
                <text:p>9.64448686414645</text:p>
              </table:table-cell>
              <table:table-cell office:value-type="float" office:value="68.3788191078804">
                <text:p>68.3788191078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57774619544608">
                <text:p>9.57774619544608</text:p>
              </table:table-cell>
              <table:table-cell office:value-type="float" office:value="68.3470360375907">
                <text:p>68.34703603759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51077147493353">
                <text:p>9.51077147493353</text:p>
              </table:table-cell>
              <table:table-cell office:value-type="float" office:value="68.3198769986323">
                <text:p>68.31987699863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44358310375745">
                <text:p>9.44358310375745</text:p>
              </table:table-cell>
              <table:table-cell office:value-type="float" office:value="68.2973502639116">
                <text:p>68.29735026391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3762015481466">
                <text:p>9.3762015481466</text:p>
              </table:table-cell>
              <table:table-cell office:value-type="float" office:value="68.2794626952901">
                <text:p>68.27946269529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30864733317552">
                <text:p>9.30864733317552</text:p>
              </table:table-cell>
              <table:table-cell office:value-type="float" office:value="68.2662197414946">
                <text:p>68.26621974149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24094103651252">
                <text:p>9.24094103651252</text:p>
              </table:table-cell>
              <table:table-cell office:value-type="float" office:value="68.257625436457">
                <text:p>68.2576254364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7310328215146">
                <text:p>9.17310328215146</text:p>
              </table:table-cell>
              <table:table-cell office:value-type="float" office:value="68.253682398086">
                <text:p>68.2536823980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0515473412947">
                <text:p>9.10515473412947</text:p>
              </table:table-cell>
              <table:table-cell office:value-type="float" office:value="68.2543918274692">
                <text:p>68.25439182746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0371160902325">
                <text:p>9.0371160902325</text:p>
              </table:table-cell>
              <table:table-cell office:value-type="float" office:value="68.2597535085076">
                <text:p>68.25975350850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9690080756906">
                <text:p>8.9690080756906</text:p>
              </table:table-cell>
              <table:table-cell office:value-type="float" office:value="68.2697658079812">
                <text:p>68.26976580798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90085143686476">
                <text:p>8.90085143686476</text:p>
              </table:table-cell>
              <table:table-cell office:value-type="float" office:value="68.2844256760465">
                <text:p>68.2844256760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83266693492743">
                <text:p>8.83266693492743</text:p>
              </table:table-cell>
              <table:table-cell office:value-type="float" office:value="68.3037286471657">
                <text:p>68.30372864716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76447533953841">
                <text:p>8.76447533953841</text:p>
              </table:table-cell>
              <table:table-cell office:value-type="float" office:value="68.3276688414669">
                <text:p>68.32766884146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69629742251825">
                <text:p>8.69629742251825</text:p>
              </table:table-cell>
              <table:table-cell office:value-type="float" office:value="68.356238966535">
                <text:p>68.3562389665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62815395152093">
                <text:p>8.62815395152093</text:p>
              </table:table-cell>
              <table:table-cell office:value-type="float" office:value="68.389430319633">
                <text:p>68.3894303196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56006568370782">
                <text:p>8.56006568370782</text:p>
              </table:table-cell>
              <table:table-cell office:value-type="float" office:value="68.4272327903533">
                <text:p>68.42723279035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4920533594249">
                <text:p>8.4920533594249</text:p>
              </table:table-cell>
              <table:table-cell office:value-type="float" office:value="68.4696348636972">
                <text:p>68.46963486369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42413769588498">
                <text:p>8.42413769588498</text:p>
              </table:table-cell>
              <table:table-cell office:value-type="float" office:value="68.5166236235822">
                <text:p>68.51662362358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3563393808571">
                <text:p>8.3563393808571</text:p>
              </table:table-cell>
              <table:table-cell office:value-type="float" office:value="68.5681847567771">
                <text:p>68.56818475677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2886790663648">
                <text:p>8.2886790663648</text:p>
              </table:table-cell>
              <table:table-cell office:value-type="float" office:value="68.624302557261">
                <text:p>68.6243025572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22117736239529">
                <text:p>8.22117736239529</text:p>
              </table:table-cell>
              <table:table-cell office:value-type="float" office:value="68.6849599310084">
                <text:p>68.68495993100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15385483062153">
                <text:p>8.15385483062153</text:p>
              </table:table-cell>
              <table:table-cell office:value-type="float" office:value="68.7501384011956">
                <text:p>68.75013840119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08673197813885">
                <text:p>8.08673197813885</text:p>
              </table:table-cell>
              <table:table-cell office:value-type="float" office:value="68.8198181138292">
                <text:p>68.81981811382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01982925121836">
                <text:p>8.01982925121836</text:p>
              </table:table-cell>
              <table:table-cell office:value-type="float" office:value="68.8939778437938">
                <text:p>68.89397784379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95316702907877">
                <text:p>7.95316702907877</text:p>
              </table:table-cell>
              <table:table-cell office:value-type="float" office:value="68.9725950013171">
                <text:p>68.97259500131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88676561767873">
                <text:p>7.88676561767873</text:p>
              </table:table-cell>
              <table:table-cell office:value-type="float" office:value="69.0556456388514">
                <text:p>69.05564563885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82064524353138">
                <text:p>7.82064524353138</text:p>
              </table:table-cell>
              <table:table-cell office:value-type="float" office:value="69.143104458368">
                <text:p>69.1431044583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75482604754322">
                <text:p>7.75482604754322</text:p>
              </table:table-cell>
              <table:table-cell office:value-type="float" office:value="69.2349448190633">
                <text:p>69.23494481906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68932807887895">
                <text:p>7.68932807887895</text:p>
              </table:table-cell>
              <table:table-cell office:value-type="float" office:value="69.3311387454737">
                <text:p>69.33113874547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62417128885432">
                <text:p>7.62417128885432</text:p>
              </table:table-cell>
              <table:table-cell office:value-type="float" office:value="69.4316569359973">
                <text:p>69.43165693599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55937552485876">
                <text:p>7.55937552485876</text:p>
              </table:table-cell>
              <table:table-cell office:value-type="float" office:value="69.5364687718196">
                <text:p>69.53646877181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49496052430966">
                <text:p>7.49496052430966</text:p>
              </table:table-cell>
              <table:table-cell office:value-type="float" office:value="69.64554232624">
                <text:p>69.645542326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4309459086402">
                <text:p>7.4309459086402</text:p>
              </table:table-cell>
              <table:table-cell office:value-type="float" office:value="69.7588443743973">
                <text:p>69.75884437439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6735117732245">
                <text:p>7.36735117732245</text:p>
              </table:table-cell>
              <table:table-cell office:value-type="float" office:value="69.87634040339">
                <text:p>69.876340403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041957019276">
                <text:p>7.3041957019276</text:p>
              </table:table-cell>
              <table:table-cell office:value-type="float" office:value="69.9979946227895">
                <text:p>69.99799462278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24149872022527">
                <text:p>7.24149872022527</text:p>
              </table:table-cell>
              <table:table-cell office:value-type="float" office:value="70.123769975542">
                <text:p>70.123769975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17927933032345">
                <text:p>7.17927933032345</text:p>
              </table:table-cell>
              <table:table-cell office:value-type="float" office:value="70.2536281492567">
                <text:p>70.25362814925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11755648485103">
                <text:p>7.11755648485103</text:p>
              </table:table-cell>
              <table:table-cell office:value-type="float" office:value="70.3875295878759">
                <text:p>70.38752958787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05634898518466">
                <text:p>7.05634898518466</text:p>
              </table:table-cell>
              <table:table-cell office:value-type="float" office:value="70.5254335037243">
                <text:p>70.52543350372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99567547572167">
                <text:p>6.99567547572167</text:p>
              </table:table-cell>
              <table:table-cell office:value-type="float" office:value="70.6672978899332">
                <text:p>70.66729788993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93555443820081">
                <text:p>6.93555443820081</text:p>
              </table:table-cell>
              <table:table-cell office:value-type="float" office:value="70.8130795332362">
                <text:p>70.81307953323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87600418607251">
                <text:p>6.87600418607251</text:p>
              </table:table-cell>
              <table:table-cell office:value-type="float" office:value="70.9627340271327">
                <text:p>70.96273402713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81704285892043">
                <text:p>6.81704285892043</text:p>
              </table:table-cell>
              <table:table-cell office:value-type="float" office:value="71.116215785414">
                <text:p>71.1162157854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75868841693601">
                <text:p>6.75868841693601</text:p>
              </table:table-cell>
              <table:table-cell office:value-type="float" office:value="71.2734780560498">
                <text:p>71.27347805604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70095863544757">
                <text:p>6.70095863544757</text:p>
              </table:table-cell>
              <table:table-cell office:value-type="float" office:value="71.434472935429">
                <text:p>71.4344729354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64387109950578">
                <text:p>6.64387109950578</text:p>
              </table:table-cell>
              <table:table-cell office:value-type="float" office:value="71.5991513829517">
                <text:p>71.59915138295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8744319852711">
                <text:p>6.58744319852711</text:p>
              </table:table-cell>
              <table:table-cell office:value-type="float" office:value="71.7674632359675">
                <text:p>71.76746323596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3169212099684">
                <text:p>6.53169212099684</text:p>
              </table:table-cell>
              <table:table-cell office:value-type="float" office:value="71.9393572250556">
                <text:p>71.93935722505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47663484923324">
                <text:p>6.47663484923324</text:p>
              </table:table-cell>
              <table:table-cell office:value-type="float" office:value="72.1147809896417">
                <text:p>72.11478098964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42228815421466">
                <text:p>6.42228815421466</text:p>
              </table:table-cell>
              <table:table-cell office:value-type="float" office:value="72.2936810939478">
                <text:p>72.29368109394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36866859047086">
                <text:p>6.36866859047086</text:p>
              </table:table-cell>
              <table:table-cell office:value-type="float" office:value="72.4760030432689">
                <text:p>72.47600304326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1579249104038">
                <text:p>6.31579249104038</text:p>
              </table:table-cell>
              <table:table-cell office:value-type="float" office:value="72.6616913005732">
                <text:p>72.66169130057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6367596249533">
                <text:p>6.26367596249533</text:p>
              </table:table-cell>
              <table:table-cell office:value-type="float" office:value="72.8506893034187">
                <text:p>72.85068930341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21233488003517">
                <text:p>6.21233488003517</text:p>
              </table:table-cell>
              <table:table-cell office:value-type="float" office:value="73.0429394811828">
                <text:p>73.04293948118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16178488265098">
                <text:p>6.16178488265098</text:p>
              </table:table-cell>
              <table:table-cell office:value-type="float" office:value="73.2383832725991">
                <text:p>73.2383832725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11204136836163">
                <text:p>6.11204136836163</text:p>
              </table:table-cell>
              <table:table-cell office:value-type="float" office:value="73.4369611435954">
                <text:p>73.43696114359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06311948952347">
                <text:p>6.06311948952347</text:p>
              </table:table-cell>
              <table:table-cell office:value-type="float" office:value="73.6386126054284">
                <text:p>73.63861260542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01503414821469">
                <text:p>6.01503414821469</text:p>
              </table:table-cell>
              <table:table-cell office:value-type="float" office:value="73.8432762331095">
                <text:p>73.84327623310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96779999169608">
                <text:p>5.96779999169608</text:p>
              </table:table-cell>
              <table:table-cell office:value-type="float" office:value="74.050889684115">
                <text:p>74.0508896841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92143140794929">
                <text:p>5.92143140794929</text:p>
              </table:table-cell>
              <table:table-cell office:value-type="float" office:value="74.2613897173767">
                <text:p>74.26138971737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87594252129409">
                <text:p>5.87594252129409</text:p>
              </table:table-cell>
              <table:table-cell office:value-type="float" office:value="74.4747122125452">
                <text:p>74.47471221254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3134718808604">
                <text:p>5.83134718808604</text:p>
              </table:table-cell>
              <table:table-cell office:value-type="float" office:value="74.6907921895219">
                <text:p>74.69079218952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78765899249562">
                <text:p>5.78765899249562</text:p>
              </table:table-cell>
              <table:table-cell office:value-type="float" office:value="74.9095638282527">
                <text:p>74.90956382825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74489124237044">
                <text:p>5.74489124237044</text:p>
              </table:table-cell>
              <table:table-cell office:value-type="float" office:value="75.1309604887771">
                <text:p>75.13096048877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70305696518147">
                <text:p>5.70305696518147</text:p>
              </table:table-cell>
              <table:table-cell office:value-type="float" office:value="75.3549147315276">
                <text:p>75.35491473152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66216890405482">
                <text:p>5.66216890405482</text:p>
              </table:table-cell>
              <table:table-cell office:value-type="float" office:value="75.5813583378724">
                <text:p>75.58135833787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62223951388998">
                <text:p>5.62223951388998</text:p>
              </table:table-cell>
              <table:table-cell office:value-type="float" office:value="75.8102223308954">
                <text:p>75.81022233089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58328095756602">
                <text:p>5.58328095756602</text:p>
              </table:table-cell>
              <table:table-cell office:value-type="float" office:value="76.0414369964072">
                <text:p>76.04143699640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54530510223658">
                <text:p>5.54530510223658</text:p>
              </table:table-cell>
              <table:table-cell office:value-type="float" office:value="76.274931904181">
                <text:p>76.2749319041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50832351571509">
                <text:p>5.50832351571509</text:p>
              </table:table-cell>
              <table:table-cell office:value-type="float" office:value="76.5106359294058">
                <text:p>76.51063592940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47234746295103">
                <text:p>5.47234746295103</text:p>
              </table:table-cell>
              <table:table-cell office:value-type="float" office:value="76.7484772743522">
                <text:p>76.74847727435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373879025986">
                <text:p>5.4373879025986</text:p>
              </table:table-cell>
              <table:table-cell office:value-type="float" office:value="76.9883834902427">
                <text:p>76.98838349024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40345548367853">
                <text:p>5.40345548367853</text:p>
              </table:table-cell>
              <table:table-cell office:value-type="float" office:value="77.2302814993197">
                <text:p>77.23028149931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37056054233435">
                <text:p>5.37056054233435</text:p>
              </table:table-cell>
              <table:table-cell office:value-type="float" office:value="77.4740976171065">
                <text:p>77.47409761710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33871309868384">
                <text:p>5.33871309868384</text:p>
              </table:table-cell>
              <table:table-cell office:value-type="float" office:value="77.7197575748516">
                <text:p>77.71975757485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0792285376685">
                <text:p>5.30792285376685</text:p>
              </table:table-cell>
              <table:table-cell office:value-type="float" office:value="77.9671865421522">
                <text:p>77.96718654215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27819918659026">
                <text:p>5.27819918659026</text:p>
              </table:table-cell>
              <table:table-cell office:value-type="float" office:value="78.2163091497479">
                <text:p>78.21630914974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24955115127103">
                <text:p>5.24955115127103</text:p>
              </table:table-cell>
              <table:table-cell office:value-type="float" office:value="78.4670495124791">
                <text:p>78.46704951247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22198747427824">
                <text:p>5.22198747427824</text:p>
              </table:table-cell>
              <table:table-cell office:value-type="float" office:value="78.7193312524024">
                <text:p>78.71933125240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19551655177491">
                <text:p>5.19551655177491</text:p>
              </table:table-cell>
              <table:table-cell office:value-type="float" office:value="78.9730775220558">
                <text:p>78.97307752205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17014644706047">
                <text:p>5.17014644706047</text:p>
              </table:table-cell>
              <table:table-cell office:value-type="float" office:value="79.2282110278677">
                <text:p>79.22821102786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14588488811458">
                <text:p>5.14588488811458</text:p>
              </table:table-cell>
              <table:table-cell office:value-type="float" office:value="79.4846540537004">
                <text:p>79.48465405370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12273926524312">
                <text:p>5.12273926524312</text:p>
              </table:table-cell>
              <table:table-cell office:value-type="float" office:value="79.7423284845243">
                <text:p>79.74232848452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10071662882703">
                <text:p>5.10071662882703</text:p>
              </table:table-cell>
              <table:table-cell office:value-type="float" office:value="80.0011558302113">
                <text:p>80.00115583021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07982368717471">
                <text:p>5.07982368717471</text:p>
              </table:table-cell>
              <table:table-cell office:value-type="float" office:value="80.2610572494449">
                <text:p>80.26105724944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06006680447858">
                <text:p>5.06006680447858</text:p>
              </table:table-cell>
              <table:table-cell office:value-type="float" office:value="80.521953573735">
                <text:p>80.521953573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0414519988765">
                <text:p>5.0414519988765</text:p>
              </table:table-cell>
              <table:table-cell office:value-type="float" office:value="80.7837653315336">
                <text:p>80.78376533153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02398494061857">
                <text:p>5.02398494061857</text:p>
              </table:table-cell>
              <table:table-cell office:value-type="float" office:value="81.0464127724434">
                <text:p>81.04641277244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00767095033995">
                <text:p>5.00767095033995</text:p>
              </table:table-cell>
              <table:table-cell office:value-type="float" office:value="81.3098158915094">
                <text:p>81.30981589150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99251499744012">
                <text:p>4.99251499744012</text:p>
              </table:table-cell>
              <table:table-cell office:value-type="float" office:value="81.57389445359">
                <text:p>81.573894453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97852169856915">
                <text:p>4.97852169856915</text:p>
              </table:table-cell>
              <table:table-cell office:value-type="float" office:value="81.8385680177968">
                <text:p>81.83856801779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96569531622143">
                <text:p>4.96569531622143</text:p>
              </table:table-cell>
              <table:table-cell office:value-type="float" office:value="82.1037559619983">
                <text:p>82.10375596199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95403975743727">
                <text:p>4.95403975743727</text:p>
              </table:table-cell>
              <table:table-cell office:value-type="float" office:value="82.3693775073779">
                <text:p>82.36937750737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9435585726128">
                <text:p>4.9435585726128</text:p>
              </table:table-cell>
              <table:table-cell office:value-type="float" office:value="82.6353517430396">
                <text:p>82.63535174303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93425495441844">
                <text:p>4.93425495441844</text:p>
              </table:table-cell>
              <table:table-cell office:value-type="float" office:value="82.9015976506546">
                <text:p>82.90159765065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92613173682642">
                <text:p>4.92613173682642</text:p>
              </table:table-cell>
              <table:table-cell office:value-type="float" office:value="83.1680341291404">
                <text:p>83.16803412914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91919139424751">
                <text:p>4.91919139424751</text:p>
              </table:table-cell>
              <table:table-cell office:value-type="float" office:value="83.4345800193646">
                <text:p>83.43458001936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91343604077729">
                <text:p>4.91343604077729</text:p>
              </table:table-cell>
              <table:table-cell office:value-type="float" office:value="83.7011541288669">
                <text:p>83.70115412886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90886742955219">
                <text:p>4.90886742955219</text:p>
              </table:table-cell>
              <table:table-cell office:value-type="float" office:value="83.9676752565912">
                <text:p>83.9676752565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90548695221544">
                <text:p>4.90548695221544</text:p>
              </table:table-cell>
              <table:table-cell office:value-type="float" office:value="84.2340622176202">
                <text:p>84.23406221762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90329563849318">
                <text:p>4.90329563849318</text:p>
              </table:table-cell>
              <table:table-cell office:value-type="float" office:value="84.5002338679049">
                <text:p>84.50023386790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9022941558808">
                <text:p>4.9022941558808</text:p>
              </table:table-cell>
              <table:table-cell office:value-type="float" office:value="84.7661091289823">
                <text:p>84.76610912898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90248280943961">
                <text:p>4.90248280943961</text:p>
              </table:table-cell>
              <table:table-cell office:value-type="float" office:value="85.0316070126722">
                <text:p>85.03160701267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9038615417039">
                <text:p>4.9038615417039</text:p>
              </table:table-cell>
              <table:table-cell office:value-type="float" office:value="85.2966466457473">
                <text:p>85.29664664574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90642993269848">
                <text:p>4.90642993269848</text:p>
              </table:table-cell>
              <table:table-cell office:value-type="float" office:value="85.561147294568">
                <text:p>85.5611472945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91018720006656">
                <text:p>4.91018720006656</text:p>
              </table:table-cell>
              <table:table-cell office:value-type="float" office:value="85.8250283896741">
                <text:p>85.82502838967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9151321993081">
                <text:p>4.9151321993081</text:p>
              </table:table-cell>
              <table:table-cell office:value-type="float" office:value="86.088209550328">
                <text:p>86.0882095503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92126342412844">
                <text:p>4.92126342412844</text:p>
              </table:table-cell>
              <table:table-cell office:value-type="float" office:value="86.3506106089986">
                <text:p>86.35061060899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9285790068971">
                <text:p>4.9285790068971</text:p>
              </table:table-cell>
              <table:table-cell office:value-type="float" office:value="86.6121516357815">
                <text:p>86.61215163578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9370767192167">
                <text:p>4.9370767192167</text:p>
              </table:table-cell>
              <table:table-cell office:value-type="float" office:value="86.8727529627464">
                <text:p>86.87275296274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94675397260175">
                <text:p>4.94675397260175</text:p>
              </table:table-cell>
              <table:table-cell office:value-type="float" office:value="87.1323352082045">
                <text:p>87.1323352082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95760781926711">
                <text:p>4.95760781926711</text:p>
              </table:table-cell>
              <table:table-cell office:value-type="float" office:value="87.3908193008892">
                <text:p>87.39081930088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96963495302597">
                <text:p>4.96963495302597</text:p>
              </table:table-cell>
              <table:table-cell office:value-type="float" office:value="87.648126504042">
                <text:p>87.648126504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98283171029685">
                <text:p>4.98283171029685</text:p>
              </table:table-cell>
              <table:table-cell office:value-type="float" office:value="87.904178439396">
                <text:p>87.9041784393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9719407121966">
                <text:p>4.99719407121966</text:p>
              </table:table-cell>
              <table:table-cell office:value-type="float" office:value="88.1588971110516">
                <text:p>88.15889711105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01271766088013">
                <text:p>5.01271766088013</text:p>
              </table:table-cell>
              <table:table-cell office:value-type="float" office:value="88.4122049292336">
                <text:p>88.41220492923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02939775064246">
                <text:p>5.02939775064246</text:p>
              </table:table-cell>
              <table:table-cell office:value-type="float" office:value="88.6640247339269">
                <text:p>88.66402473392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04722925958974">
                <text:p>5.04722925958974</text:p>
              </table:table-cell>
              <table:table-cell office:value-type="float" office:value="88.9142798183795">
                <text:p>88.91427981837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0662067560716">
                <text:p>5.0662067560716</text:p>
              </table:table-cell>
              <table:table-cell office:value-type="float" office:value="89.1628939524683">
                <text:p>89.16289395246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08632445935877">
                <text:p>5.08632445935877</text:p>
              </table:table-cell>
              <table:table-cell office:value-type="float" office:value="89.4097914059198">
                <text:p>89.40979140591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10757624140394">
                <text:p>5.10757624140394</text:p>
              </table:table-cell>
              <table:table-cell office:value-type="float" office:value="89.654896971378">
                <text:p>89.6548969713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12995562870844">
                <text:p>5.12995562870844</text:p>
              </table:table-cell>
              <table:table-cell office:value-type="float" office:value="89.8981359873131">
                <text:p>89.89813598731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15345580429409">
                <text:p>5.15345580429409</text:p>
              </table:table-cell>
              <table:table-cell office:value-type="float" office:value="90.1394343607647">
                <text:p>90.13943436076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17806960977977">
                <text:p>5.17806960977977</text:p>
              </table:table-cell>
              <table:table-cell office:value-type="float" office:value="90.3787185899105">
                <text:p>90.37871858991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20378954756188">
                <text:p>5.20378954756188</text:p>
              </table:table-cell>
              <table:table-cell office:value-type="float" office:value="90.6159157864566">
                <text:p>90.61591578645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23060778309822">
                <text:p>5.23060778309822</text:p>
              </table:table-cell>
              <table:table-cell office:value-type="float" office:value="90.850953697839">
                <text:p>90.8509536978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25851614729445">
                <text:p>5.25851614729445</text:p>
              </table:table-cell>
              <table:table-cell office:value-type="float" office:value="91.0837607292329">
                <text:p>91.08376072923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28750613899248">
                <text:p>5.28750613899248</text:p>
              </table:table-cell>
              <table:table-cell office:value-type="float" office:value="91.3142659653615">
                <text:p>91.31426596536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31756892756001">
                <text:p>5.31756892756001</text:p>
              </table:table-cell>
              <table:table-cell office:value-type="float" office:value="91.5423991920969">
                <text:p>91.54239919209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34869535558042">
                <text:p>5.34869535558042</text:p>
              </table:table-cell>
              <table:table-cell office:value-type="float" office:value="91.7680909178481">
                <text:p>91.76809091784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3808759416422">
                <text:p>5.3808759416422</text:p>
              </table:table-cell>
              <table:table-cell office:value-type="float" office:value="91.9912723947293">
                <text:p>91.99127239472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41410088322709">
                <text:p>5.41410088322709</text:p>
              </table:table-cell>
              <table:table-cell office:value-type="float" office:value="92.2118756395005">
                <text:p>92.21187563950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44836005969604">
                <text:p>5.44836005969604</text:p>
              </table:table-cell>
              <table:table-cell office:value-type="float" office:value="92.4298334542763">
                <text:p>92.42983345427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48364303537202">
                <text:p>5.48364303537202</text:p>
              </table:table-cell>
              <table:table-cell office:value-type="float" office:value="92.6450794469951">
                <text:p>92.64507944699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51993906271884">
                <text:p>5.51993906271884</text:p>
              </table:table-cell>
              <table:table-cell office:value-type="float" office:value="92.8575480516422">
                <text:p>92.85754805164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55723708561496">
                <text:p>5.55723708561496</text:p>
              </table:table-cell>
              <table:table-cell office:value-type="float" office:value="93.0671745482224">
                <text:p>93.06717454822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59552574272129">
                <text:p>5.59552574272129</text:p>
              </table:table-cell>
              <table:table-cell office:value-type="float" office:value="93.2738950824743">
                <text:p>93.27389508247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63479337094198">
                <text:p>5.63479337094198</text:p>
              </table:table-cell>
              <table:table-cell office:value-type="float" office:value="93.4776466853204">
                <text:p>93.47764668532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67502800897706">
                <text:p>5.67502800897706</text:p>
              </table:table-cell>
              <table:table-cell office:value-type="float" office:value="93.6783672920489">
                <text:p>93.67836729204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71621740096604">
                <text:p>5.71621740096604</text:p>
              </table:table-cell>
              <table:table-cell office:value-type="float" office:value="93.8759957612184">
                <text:p>93.87599576121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7583490002211">
                <text:p>5.7583490002211</text:p>
              </table:table-cell>
              <table:table-cell office:value-type="float" office:value="94.0704718932828">
                <text:p>94.07047189328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80140997304897">
                <text:p>5.80140997304897</text:p>
              </table:table-cell>
              <table:table-cell office:value-type="float" office:value="94.2617364489283">
                <text:p>94.26173644892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84538720266019">
                <text:p>5.84538720266019</text:p>
              </table:table-cell>
              <table:table-cell office:value-type="float" office:value="94.4497311671185">
                <text:p>94.44973116711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8902672931646">
                <text:p>5.8902672931646</text:p>
              </table:table-cell>
              <table:table-cell office:value-type="float" office:value="94.634398782841">
                <text:p>94.6343987828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93603657365186">
                <text:p>5.93603657365186</text:p>
              </table:table-cell>
              <table:table-cell office:value-type="float" office:value="94.8156830445513">
                <text:p>94.81568304455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98268110235578">
                <text:p>5.98268110235578</text:p>
              </table:table-cell>
              <table:table-cell office:value-type="float" office:value="94.993528731307">
                <text:p>94.9935287313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03018667090104">
                <text:p>6.03018667090104</text:p>
              </table:table-cell>
              <table:table-cell office:value-type="float" office:value="95.167881669589">
                <text:p>95.1678816695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07853880863127">
                <text:p>6.07853880863127</text:p>
              </table:table-cell>
              <table:table-cell office:value-type="float" office:value="95.3386887498036">
                <text:p>95.33868874980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12772278701692">
                <text:p>6.12772278701692</text:p>
              </table:table-cell>
              <table:table-cell office:value-type="float" office:value="95.5058979424593">
                <text:p>95.50589794245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17772362414172">
                <text:p>6.17772362414172</text:p>
              </table:table-cell>
              <table:table-cell office:value-type="float" office:value="95.6694583140162">
                <text:p>95.66945831401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22852608926632">
                <text:p>6.22852608926632</text:p>
              </table:table-cell>
              <table:table-cell office:value-type="float" office:value="95.8293200424007">
                <text:p>95.82932004240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28011470746769">
                <text:p>6.28011470746769</text:p>
              </table:table-cell>
              <table:table-cell office:value-type="float" office:value="95.9854344321819">
                <text:p>95.98543443218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33247376435299">
                <text:p>6.33247376435299</text:p>
              </table:table-cell>
              <table:table-cell office:value-type="float" office:value="96.137753929404">
                <text:p>96.1377539294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38558731084627">
                <text:p>6.38558731084627</text:p>
              </table:table-cell>
              <table:table-cell office:value-type="float" office:value="96.286232136073">
                <text:p>96.2862321360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43943916804676">
                <text:p>6.43943916804676</text:p>
              </table:table-cell>
              <table:table-cell office:value-type="float" office:value="96.4308238242887">
                <text:p>96.43082382428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49401293215707">
                <text:p>6.49401293215707</text:p>
              </table:table-cell>
              <table:table-cell office:value-type="float" office:value="96.571484950022">
                <text:p>96.571484950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54929197947998">
                <text:p>6.54929197947998</text:p>
              </table:table-cell>
              <table:table-cell office:value-type="float" office:value="96.7081726665314">
                <text:p>96.70817266653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60525947148219">
                <text:p>6.60525947148219</text:p>
              </table:table-cell>
              <table:table-cell office:value-type="float" office:value="96.8408453374145">
                <text:p>96.84084533741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66189835992346">
                <text:p>6.66189835992346</text:p>
              </table:table-cell>
              <table:table-cell office:value-type="float" office:value="96.9694625492905">
                <text:p>96.96946254929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71919139204969">
                <text:p>6.71919139204969</text:p>
              </table:table-cell>
              <table:table-cell office:value-type="float" office:value="97.0939851241106">
                <text:p>97.09398512411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77712111584829">
                <text:p>6.77712111584829</text:p>
              </table:table-cell>
              <table:table-cell office:value-type="float" office:value="97.2143751310923">
                <text:p>97.21437513109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83566988536422">
                <text:p>6.83566988536422</text:p>
              </table:table-cell>
              <table:table-cell office:value-type="float" office:value="97.3305958982731">
                <text:p>97.33059589827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8948198660751">
                <text:p>6.8948198660751</text:p>
              </table:table-cell>
              <table:table-cell office:value-type="float" office:value="97.4426120236817">
                <text:p>97.44261202368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95455304032382">
                <text:p>6.95455304032382</text:p>
              </table:table-cell>
              <table:table-cell office:value-type="float" office:value="97.550389386121">
                <text:p>97.5503893861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01485121280684">
                <text:p>7.01485121280684</text:p>
              </table:table-cell>
              <table:table-cell office:value-type="float" office:value="97.6538951555625">
                <text:p>97.6538951555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0756960161167">
                <text:p>7.0756960161167</text:p>
              </table:table-cell>
              <table:table-cell office:value-type="float" office:value="97.753097803146">
                <text:p>97.7530978031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13706891633691">
                <text:p>7.13706891633691</text:p>
              </table:table-cell>
              <table:table-cell office:value-type="float" office:value="97.847967110784">
                <text:p>97.8479671107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19895121868753">
                <text:p>7.19895121868753</text:p>
              </table:table-cell>
              <table:table-cell office:value-type="float" office:value="97.9384741803665">
                <text:p>97.93847418036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26132407321978">
                <text:p>7.26132407321978</text:p>
              </table:table-cell>
              <table:table-cell office:value-type="float" office:value="98.0245914425634">
                <text:p>98.02459144256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32416848055796">
                <text:p>7.32416848055796</text:p>
              </table:table-cell>
              <table:table-cell office:value-type="float" office:value="98.1062926652222">
                <text:p>98.10629266522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38746529768681">
                <text:p>7.38746529768681</text:p>
              </table:table-cell>
              <table:table-cell office:value-type="float" office:value="98.1835529613591">
                <text:p>98.18355296135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45119524378266">
                <text:p>7.45119524378266</text:p>
              </table:table-cell>
              <table:table-cell office:value-type="float" office:value="98.2563487967396">
                <text:p>98.25634879673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51533890608656">
                <text:p>7.51533890608656</text:p>
              </table:table-cell>
              <table:table-cell office:value-type="float" office:value="98.3246579970468">
                <text:p>98.32465799704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5798767458176">
                <text:p>7.5798767458176</text:p>
              </table:table-cell>
              <table:table-cell office:value-type="float" office:value="98.3884597546368">
                <text:p>98.3884597546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6447891041246">
                <text:p>7.6447891041246</text:p>
              </table:table-cell>
              <table:table-cell office:value-type="float" office:value="98.447734634876">
                <text:p>98.4477346348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71005620807442">
                <text:p>7.71005620807442</text:p>
              </table:table-cell>
              <table:table-cell office:value-type="float" office:value="98.5024645820618">
                <text:p>98.50246458206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77565817667492">
                <text:p>7.77565817667492</text:p>
              </table:table-cell>
              <table:table-cell office:value-type="float" office:value="98.552632924922">
                <text:p>98.5526329249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84157502693097">
                <text:p>7.84157502693097</text:p>
              </table:table-cell>
              <table:table-cell office:value-type="float" office:value="98.5982243816935">
                <text:p>98.59822438169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90778667993144">
                <text:p>7.90778667993144</text:p>
              </table:table-cell>
              <table:table-cell office:value-type="float" office:value="98.6392250647768">
                <text:p>98.63922506477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9742729669654">
                <text:p>7.9742729669654</text:p>
              </table:table-cell>
              <table:table-cell office:value-type="float" office:value="98.6756224849667">
                <text:p>98.6756224849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04101363566577">
                <text:p>8.04101363566577</text:p>
              </table:table-cell>
              <table:table-cell office:value-type="float" office:value="98.7074055552564">
                <text:p>98.70740555525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10798835617832">
                <text:p>8.10798835617832</text:p>
              </table:table-cell>
              <table:table-cell office:value-type="float" office:value="98.7345645942148">
                <text:p>98.73456459421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1751767273544">
                <text:p>8.1751767273544</text:p>
              </table:table-cell>
              <table:table-cell office:value-type="float" office:value="98.7570913289355">
                <text:p>98.75709132893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24255828296526">
                <text:p>8.24255828296526</text:p>
              </table:table-cell>
              <table:table-cell office:value-type="float" office:value="98.774978897557">
                <text:p>98.7749788975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31011249793633">
                <text:p>8.31011249793633</text:p>
              </table:table-cell>
              <table:table-cell office:value-type="float" office:value="98.7882218513525">
                <text:p>98.78822185135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37781879459932">
                <text:p>8.37781879459932</text:p>
              </table:table-cell>
              <table:table-cell office:value-type="float" office:value="98.79681615639">
                <text:p>98.796816156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44565654896039">
                <text:p>8.44565654896039</text:p>
              </table:table-cell>
              <table:table-cell office:value-type="float" office:value="98.800759194761">
                <text:p>98.8007591947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51360509698238">
                <text:p>8.51360509698238</text:p>
              </table:table-cell>
              <table:table-cell office:value-type="float" office:value="98.8000497653778">
                <text:p>98.80004976537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58164374087935">
                <text:p>8.58164374087935</text:p>
              </table:table-cell>
              <table:table-cell office:value-type="float" office:value="98.7946880843395">
                <text:p>98.79468808433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64975175542126">
                <text:p>8.64975175542126</text:p>
              </table:table-cell>
              <table:table-cell office:value-type="float" office:value="98.784675784866">
                <text:p>98.7846757848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7179083942471">
                <text:p>8.7179083942471</text:p>
              </table:table-cell>
              <table:table-cell office:value-type="float" office:value="98.7700159168006">
                <text:p>98.77001591680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78609289618442">
                <text:p>8.78609289618442</text:p>
              </table:table-cell>
              <table:table-cell office:value-type="float" office:value="98.7507129456814">
                <text:p>98.75071294568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85428449157343">
                <text:p>8.85428449157343</text:p>
              </table:table-cell>
              <table:table-cell office:value-type="float" office:value="98.7267727513802">
                <text:p>98.72677275138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9224624085936">
                <text:p>8.9224624085936</text:p>
              </table:table-cell>
              <table:table-cell office:value-type="float" office:value="98.6982026263121">
                <text:p>98.69820262631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99060587959092">
                <text:p>8.99060587959092</text:p>
              </table:table-cell>
              <table:table-cell office:value-type="float" office:value="98.665011273214">
                <text:p>98.6650112732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05869414740403">
                <text:p>9.05869414740403</text:p>
              </table:table-cell>
              <table:table-cell office:value-type="float" office:value="98.6272088024938">
                <text:p>98.62720880249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12670647168695">
                <text:p>9.12670647168695</text:p>
              </table:table-cell>
              <table:table-cell office:value-type="float" office:value="98.58480672915">
                <text:p>98.584806729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19462213522687">
                <text:p>9.19462213522687</text:p>
              </table:table-cell>
              <table:table-cell office:value-type="float" office:value="98.5378179692649">
                <text:p>98.53781796926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26242045025475">
                <text:p>9.26242045025475</text:p>
              </table:table-cell>
              <table:table-cell office:value-type="float" office:value="98.48625683607">
                <text:p>98.486256836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33008076474706">
                <text:p>9.33008076474706</text:p>
              </table:table-cell>
              <table:table-cell office:value-type="float" office:value="98.430139035586">
                <text:p>98.4301390355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39758246871656">
                <text:p>9.39758246871656</text:p>
              </table:table-cell>
              <table:table-cell office:value-type="float" office:value="98.3694816618387">
                <text:p>98.36948166183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46490500049032">
                <text:p>9.46490500049032</text:p>
              </table:table-cell>
              <table:table-cell office:value-type="float" office:value="98.3043031916515">
                <text:p>98.30430319165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32027852973">
                <text:p>9.532027852973</text:p>
              </table:table-cell>
              <table:table-cell office:value-type="float" office:value="98.2346234790179">
                <text:p>98.23462347901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5989305798935">
                <text:p>9.5989305798935</text:p>
              </table:table-cell>
              <table:table-cell office:value-type="float" office:value="98.1604637490533">
                <text:p>98.16046374905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6559280203307">
                <text:p>9.66559280203307</text:p>
              </table:table-cell>
              <table:table-cell office:value-type="float" office:value="98.08184659153">
                <text:p>98.081846591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73199421343312">
                <text:p>9.73199421343312</text:p>
              </table:table-cell>
              <table:table-cell office:value-type="float" office:value="97.9987959539957">
                <text:p>97.99879595399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9811458758046">
                <text:p>9.79811458758046</text:p>
              </table:table-cell>
              <table:table-cell office:value-type="float" office:value="97.911337134479">
                <text:p>97.9113371344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86393378356862">
                <text:p>9.86393378356862</text:p>
              </table:table-cell>
              <table:table-cell office:value-type="float" office:value="97.8194967737838">
                <text:p>97.81949677378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9294317522329">
                <text:p>9.9294317522329</text:p>
              </table:table-cell>
              <table:table-cell office:value-type="float" office:value="97.7233028473734">
                <text:p>97.72330284737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99458854225753">
                <text:p>9.99458854225753</text:p>
              </table:table-cell>
              <table:table-cell office:value-type="float" office:value="97.6227846568498">
                <text:p>97.62278465684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.0593843062531">
                <text:p>10.0593843062531</text:p>
              </table:table-cell>
              <table:table-cell office:value-type="float" office:value="97.5179728210275">
                <text:p>97.51797282102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.1237993068022">
                <text:p>10.1237993068022</text:p>
              </table:table-cell>
              <table:table-cell office:value-type="float" office:value="97.408899266607">
                <text:p>97.4088992666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1878139224716">
                <text:p>10.1878139224716</text:p>
              </table:table-cell>
              <table:table-cell office:value-type="float" office:value="97.2955972184498">
                <text:p>97.29559721844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2514086537894">
                <text:p>10.2514086537894</text:p>
              </table:table-cell>
              <table:table-cell office:value-type="float" office:value="97.178101189457">
                <text:p>97.1781011894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3145641291842">
                <text:p>10.3145641291842</text:p>
              </table:table-cell>
              <table:table-cell office:value-type="float" office:value="97.0564469700576">
                <text:p>97.05644697005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3772611108866">
                <text:p>10.3772611108866</text:p>
              </table:table-cell>
              <table:table-cell office:value-type="float" office:value="96.930671617305">
                <text:p>96.9306716173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4394805007884">
                <text:p>10.4394805007884</text:p>
              </table:table-cell>
              <table:table-cell office:value-type="float" office:value="96.8008134435904">
                <text:p>96.80081344359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5012033462608">
                <text:p>10.5012033462608</text:p>
              </table:table-cell>
              <table:table-cell office:value-type="float" office:value="96.6669120049712">
                <text:p>96.66691200497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5624108459272">
                <text:p>10.5624108459272</text:p>
              </table:table-cell>
              <table:table-cell office:value-type="float" office:value="96.5290080891228">
                <text:p>96.52900808912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6230843553902">
                <text:p>10.6230843553902</text:p>
              </table:table-cell>
              <table:table-cell office:value-type="float" office:value="96.3871437029139">
                <text:p>96.38714370291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683205392911">
                <text:p>10.683205392911</text:p>
              </table:table-cell>
              <table:table-cell office:value-type="float" office:value="96.2413620596109">
                <text:p>96.24136205961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7427556450393">
                <text:p>10.7427556450393</text:p>
              </table:table-cell>
              <table:table-cell office:value-type="float" office:value="96.0917075657144">
                <text:p>96.09170756571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8017169721914">
                <text:p>10.8017169721914</text:p>
              </table:table-cell>
              <table:table-cell office:value-type="float" office:value="95.938225807433">
                <text:p>95.9382258074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8600714141758">
                <text:p>10.8600714141758</text:p>
              </table:table-cell>
              <table:table-cell office:value-type="float" office:value="95.7809635367973">
                <text:p>95.78096353679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9178011956643">
                <text:p>10.9178011956643</text:p>
              </table:table-cell>
              <table:table-cell office:value-type="float" office:value="95.619968657418">
                <text:p>95.6199686574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9748887316061">
                <text:p>10.9748887316061</text:p>
              </table:table-cell>
              <table:table-cell office:value-type="float" office:value="95.4552902098954">
                <text:p>95.45529020989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.0313166325847">
                <text:p>11.0313166325847</text:p>
              </table:table-cell>
              <table:table-cell office:value-type="float" office:value="95.2869783568796">
                <text:p>95.28697835687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.087067710115">
                <text:p>11.087067710115</text:p>
              </table:table-cell>
              <table:table-cell office:value-type="float" office:value="95.1150843677915">
                <text:p>95.11508436779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1421249818786">
                <text:p>11.1421249818786</text:p>
              </table:table-cell>
              <table:table-cell office:value-type="float" office:value="94.9396606032054">
                <text:p>94.93966060320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.1964716768972">
                <text:p>11.1964716768972</text:p>
              </table:table-cell>
              <table:table-cell office:value-type="float" office:value="94.7607604988993">
                <text:p>94.76076049889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.250091240641">
                <text:p>11.250091240641</text:p>
              </table:table-cell>
              <table:table-cell office:value-type="float" office:value="94.5784385495782">
                <text:p>94.57843854957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.3029673400715">
                <text:p>11.3029673400715</text:p>
              </table:table-cell>
              <table:table-cell office:value-type="float" office:value="94.3927502922739">
                <text:p>94.39275029227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.3550838686165">
                <text:p>11.3550838686165</text:p>
              </table:table-cell>
              <table:table-cell office:value-type="float" office:value="94.2037522894284">
                <text:p>94.20375228942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4064249510767">
                <text:p>11.4064249510767</text:p>
              </table:table-cell>
              <table:table-cell office:value-type="float" office:value="94.0115021116643">
                <text:p>94.01150211166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4569749484609">
                <text:p>11.4569749484609</text:p>
              </table:table-cell>
              <table:table-cell office:value-type="float" office:value="93.816058320248">
                <text:p>93.8160583202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5067184627502">
                <text:p>11.5067184627502</text:p>
              </table:table-cell>
              <table:table-cell office:value-type="float" office:value="93.6174804492517">
                <text:p>93.61748044925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5556403415884">
                <text:p>11.5556403415884</text:p>
              </table:table-cell>
              <table:table-cell office:value-type="float" office:value="93.4158289874187">
                <text:p>93.41582898741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6037256828972">
                <text:p>11.6037256828972</text:p>
              </table:table-cell>
              <table:table-cell office:value-type="float" office:value="93.2111653597376">
                <text:p>93.21116535973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.6509598394158">
                <text:p>11.6509598394158</text:p>
              </table:table-cell>
              <table:table-cell office:value-type="float" office:value="93.003551908732">
                <text:p>93.0035519087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6973284231626">
                <text:p>11.6973284231626</text:p>
              </table:table-cell>
              <table:table-cell office:value-type="float" office:value="92.7930518754704">
                <text:p>92.79305187547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7428173098178">
                <text:p>11.7428173098178</text:p>
              </table:table-cell>
              <table:table-cell office:value-type="float" office:value="92.579729380302">
                <text:p>92.5797293803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7874126430258">
                <text:p>11.7874126430258</text:p>
              </table:table-cell>
              <table:table-cell office:value-type="float" office:value="92.3636494033252">
                <text:p>92.36364940332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8311008386162">
                <text:p>11.8311008386162</text:p>
              </table:table-cell>
              <table:table-cell office:value-type="float" office:value="92.1448777645944">
                <text:p>92.14487776459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8738685887414">
                <text:p>11.8738685887414</text:p>
              </table:table-cell>
              <table:table-cell office:value-type="float" office:value="91.92348110407">
                <text:p>91.923481104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9157028659304">
                <text:p>11.9157028659304</text:p>
              </table:table-cell>
              <table:table-cell office:value-type="float" office:value="91.6995268613195">
                <text:p>91.69952686131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956590927057">
                <text:p>11.956590927057</text:p>
              </table:table-cell>
              <table:table-cell office:value-type="float" office:value="91.4730832549747">
                <text:p>91.47308325497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9965203172219">
                <text:p>11.9965203172219</text:p>
              </table:table-cell>
              <table:table-cell office:value-type="float" office:value="91.2442192619517">
                <text:p>91.24421926195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.0354788735458">
                <text:p>12.0354788735458</text:p>
              </table:table-cell>
              <table:table-cell office:value-type="float" office:value="91.0130045964399">
                <text:p>91.01300459643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.0734547288753">
                <text:p>12.0734547288753</text:p>
              </table:table-cell>
              <table:table-cell office:value-type="float" office:value="90.7795096886661">
                <text:p>90.77950968866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.1104363153968">
                <text:p>12.1104363153968</text:p>
              </table:table-cell>
              <table:table-cell office:value-type="float" office:value="90.5438056634413">
                <text:p>90.54380566344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.1464123681608">
                <text:p>12.1464123681608</text:p>
              </table:table-cell>
              <table:table-cell office:value-type="float" office:value="90.3059643184949">
                <text:p>90.30596431849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.1813719285132">
                <text:p>12.1813719285132</text:p>
              </table:table-cell>
              <table:table-cell office:value-type="float" office:value="90.0660581026044">
                <text:p>90.06605810260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.2153043474333">
                <text:p>12.2153043474333</text:p>
              </table:table-cell>
              <table:table-cell office:value-type="float" office:value="89.8241600935274">
                <text:p>89.82416009352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.2481992887775">
                <text:p>12.2481992887775</text:p>
              </table:table-cell>
              <table:table-cell office:value-type="float" office:value="89.5803439757406">
                <text:p>89.58034397574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.280046732428">
                <text:p>12.280046732428</text:p>
              </table:table-cell>
              <table:table-cell office:value-type="float" office:value="89.3346840179955">
                <text:p>89.33468401799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.310836977345">
                <text:p>12.310836977345</text:p>
              </table:table-cell>
              <table:table-cell office:value-type="float" office:value="89.087255050695">
                <text:p>89.0872550506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.3405606445216">
                <text:p>12.3405606445216</text:p>
              </table:table-cell>
              <table:table-cell office:value-type="float" office:value="88.8381324430992">
                <text:p>88.83813244309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.3692086798408">
                <text:p>12.3692086798408</text:p>
              </table:table-cell>
              <table:table-cell office:value-type="float" office:value="88.587392080368">
                <text:p>88.5873920803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.3967723568336">
                <text:p>12.3967723568336</text:p>
              </table:table-cell>
              <table:table-cell office:value-type="float" office:value="88.3351103404447">
                <text:p>88.33511034044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.4232432793369">
                <text:p>12.4232432793369</text:p>
              </table:table-cell>
              <table:table-cell office:value-type="float" office:value="88.0813640707912">
                <text:p>88.08136407079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.4486133840514">
                <text:p>12.4486133840514</text:p>
              </table:table-cell>
              <table:table-cell office:value-type="float" office:value="87.8262305649794">
                <text:p>87.82623056497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.4728749429973">
                <text:p>12.4728749429973</text:p>
              </table:table-cell>
              <table:table-cell office:value-type="float" office:value="87.5697875391467">
                <text:p>87.56978753914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.4960205658687">
                <text:p>12.4960205658687</text:p>
              </table:table-cell>
              <table:table-cell office:value-type="float" office:value="87.3121131083228">
                <text:p>87.31211310832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.5180432022848">
                <text:p>12.5180432022848</text:p>
              </table:table-cell>
              <table:table-cell office:value-type="float" office:value="87.0532857626358">
                <text:p>87.05328576263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.5389361439371">
                <text:p>12.5389361439371</text:p>
              </table:table-cell>
              <table:table-cell office:value-type="float" office:value="86.7933843434022">
                <text:p>86.79338434340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.5586930266333">
                <text:p>12.5586930266333</text:p>
              </table:table-cell>
              <table:table-cell office:value-type="float" office:value="86.5324880191122">
                <text:p>86.53248801911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.5773078322354">
                <text:p>12.5773078322354</text:p>
              </table:table-cell>
              <table:table-cell office:value-type="float" office:value="86.2706762613135">
                <text:p>86.27067626131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.5947748904933">
                <text:p>12.5947748904933</text:p>
              </table:table-cell>
              <table:table-cell office:value-type="float" office:value="86.0080288204037">
                <text:p>86.00802882040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.6110888807719">
                <text:p>12.6110888807719</text:p>
              </table:table-cell>
              <table:table-cell office:value-type="float" office:value="85.7446257013377">
                <text:p>85.74462570133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.6262448336717">
                <text:p>12.6262448336717</text:p>
              </table:table-cell>
              <table:table-cell office:value-type="float" office:value="85.4805471392572">
                <text:p>85.48054713925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.6402381325427">
                <text:p>12.6402381325427</text:p>
              </table:table-cell>
              <table:table-cell office:value-type="float" office:value="85.2158735750503">
                <text:p>85.21587357505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.6530645148904">
                <text:p>12.6530645148904</text:p>
              </table:table-cell>
              <table:table-cell office:value-type="float" office:value="84.9506856308488">
                <text:p>84.95068563084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.6647200736746">
                <text:p>12.6647200736746</text:p>
              </table:table-cell>
              <table:table-cell office:value-type="float" office:value="84.6850640854692">
                <text:p>84.68506408546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.675201258499">
                <text:p>12.675201258499</text:p>
              </table:table-cell>
              <table:table-cell office:value-type="float" office:value="84.4190898498075">
                <text:p>84.41908984980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.6845048766934">
                <text:p>12.6845048766934</text:p>
              </table:table-cell>
              <table:table-cell office:value-type="float" office:value="84.1528439421925">
                <text:p>84.15284394219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6926280942854">
                <text:p>12.6926280942854</text:p>
              </table:table-cell>
              <table:table-cell office:value-type="float" office:value="83.8864074637067">
                <text:p>83.88640746370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6995684368643">
                <text:p>12.6995684368643</text:p>
              </table:table-cell>
              <table:table-cell office:value-type="float" office:value="83.6198615734825">
                <text:p>83.6198615734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